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1.2953in"/>
    </style:style>
    <style:style style:name="co4" style:family="table-column">
      <style:table-column-properties fo:break-before="auto" style:column-width="1.3874in"/>
    </style:style>
    <style:style style:name="co5" style:family="table-column">
      <style:table-column-properties fo:break-before="auto" style:column-width="1.24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 style:data-style-name="N13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2" draw:style-name="gr1" draw:text-style-name="P1" svg:width="4.55in" svg:height="3.6in" svg:x="19.4437in" svg:y="6.3138in">
            <draw:object draw:notify-on-update-of-ranges="Sheet1.B8:Sheet1.B23 Sheet1.K1:Sheet1.K1 Sheet1.K8:Sheet1.K23 Sheet1.B8:Sheet1.B23 Sheet1.S1:Sheet1.S1 Sheet1.S8:Sheet1.S23 Sheet1.B8:Sheet1.B23 Sheet1.T1:Sheet1.T1 Sheet1.T8:Sheet1.T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ce4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number-columns-repeated="3" table:default-cell-style-name="Default"/>
        <table:table-column table:style-name="co5" table:number-columns-repeated="2" table:default-cell-style-name="Default"/>
        <table:table-column table:style-name="co1" table:number-columns-repeated="16369" table:default-cell-style-name="Default"/>
        <table:table-row table:style-name="ro1">
          <table:table-cell table:style-name="ce1" office:value-type="string" calcext:value-type="string">
            <text:p>Side Length</text:p>
          </table:table-cell>
          <table:table-cell table:style-name="ce1" office:value-type="string" calcext:value-type="string">
            <text:p>Total Nodes</text:p>
          </table:table-cell>
          <table:table-cell table:style-name="ce1" office:value-type="string" calcext:value-type="string">
            <text:p>Total DOFs</text:p>
          </table:table-cell>
          <table:table-cell table:style-name="ce1" office:value-type="string" calcext:value-type="string">
            <text:p>Edge Count</text:p>
          </table:table-cell>
          <table:table-cell table:style-name="ce1" office:value-type="string" calcext:value-type="string">
            <text:p>Hinge Count</text:p>
          </table:table-cell>
          <table:table-cell table:style-name="ce3" office:value-type="string" calcext:value-type="string">
            <text:p>Dense </text:p>
          </table:table-cell>
          <table:table-cell table:style-name="ce1" office:value-type="string" calcext:value-type="string">
            <text:p>Force %</text:p>
          </table:table-cell>
          <table:table-cell table:style-name="ce1" office:value-type="string" calcext:value-type="string">
            <text:p>Solve %</text:p>
          </table:table-cell>
          <table:table-cell table:style-name="ce1" office:value-type="string" calcext:value-type="string">
            <text:p>Dense F/S</text:p>
          </table:table-cell>
          <table:table-cell table:style-name="ce3" office:value-type="string" calcext:value-type="string">
            <text:p>Sparse</text:p>
          </table:table-cell>
          <table:table-cell table:style-name="ce3" office:value-type="string" calcext:value-type="string">
            <text:p>D/S</text:p>
          </table:table-cell>
          <table:table-cell table:style-name="ce1" office:value-type="string" calcext:value-type="string">
            <text:p>Force %</text:p>
          </table:table-cell>
          <table:table-cell table:style-name="ce1" office:value-type="string" calcext:value-type="string">
            <text:p>Solve %</text:p>
          </table:table-cell>
          <table:table-cell table:style-name="ce1" office:value-type="string" calcext:value-type="string">
            <text:p>Sparse F/S</text:p>
          </table:table-cell>
          <table:table-cell table:style-name="ce3" office:value-type="string" calcext:value-type="string">
            <text:p>Pardiso</text:p>
          </table:table-cell>
          <table:table-cell table:style-name="ce1" office:value-type="string" calcext:value-type="string">
            <text:p>Force %</text:p>
          </table:table-cell>
          <table:table-cell table:style-name="ce1" office:value-type="string" calcext:value-type="string">
            <text:p>Solve %</text:p>
          </table:table-cell>
          <table:table-cell table:style-name="ce1" office:value-type="string" calcext:value-type="string">
            <text:p>Pardiso F/S</text:p>
          </table:table-cell>
          <table:table-cell table:style-name="ce1" office:value-type="string" calcext:value-type="string">
            <text:p>D/P</text:p>
          </table:table-cell>
          <table:table-cell table:style-name="ce1" office:value-type="string" calcext:value-type="string">
            <text:p>S/P</text:p>
          </table:table-cell>
          <table:table-cell table:style-name="ce1" table:number-columns-repeated="163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14568" calcext:value-type="float">
            <text:p>2.14568</text:p>
          </table:table-cell>
          <table:table-cell office:value-type="float" office:value="0.0920749" calcext:value-type="float">
            <text:p>0.0920749</text:p>
          </table:table-cell>
          <table:table-cell office:value-type="float" office:value="0.077455" calcext:value-type="float">
            <text:p>0.077455</text:p>
          </table:table-cell>
          <table:table-cell table:style-name="ce11" table:formula="of:=[.G2]/[.H2]" office:value-type="float" office:value="1.18875346975663" calcext:value-type="float">
            <text:p>1.189</text:p>
          </table:table-cell>
          <table:table-cell office:value-type="float" office:value="1.9417" calcext:value-type="float">
            <text:p>1.9417</text:p>
          </table:table-cell>
          <table:table-cell/>
          <table:table-cell office:value-type="float" office:value="0.0889234" calcext:value-type="float">
            <text:p>0.0889234</text:p>
          </table:table-cell>
          <table:table-cell office:value-type="float" office:value="0.0754589" calcext:value-type="float">
            <text:p>0.0754589</text:p>
          </table:table-cell>
          <table:table-cell table:style-name="ce11" table:formula="of:=[.L2]/[.M2]" office:value-type="float" office:value="1.1784348830953" calcext:value-type="float">
            <text:p>1.178</text:p>
          </table:table-cell>
          <table:table-cell office:value-type="float" office:value="1.0687338980121" calcext:value-type="float">
            <text:p>1.0687338980121</text:p>
          </table:table-cell>
          <table:table-cell office:value-type="float" office:value="0.420453083880727" calcext:value-type="float">
            <text:p>0.420453083880727</text:p>
          </table:table-cell>
          <table:table-cell office:value-type="float" office:value="8.46847947577479" calcext:value-type="float">
            <text:p>8.46847947577479</text:p>
          </table:table-cell>
          <table:table-cell table:style-name="ce11" table:formula="of:=[.P2]/[.Q2]" office:value-type="float" office:value="0.0496491826051524" calcext:value-type="float">
            <text:p>0.050</text:p>
          </table:table-cell>
          <table:table-cell table:number-columns-repeated="1636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.09046" calcext:value-type="float">
            <text:p>2.09046</text:p>
          </table:table-cell>
          <table:table-cell office:value-type="float" office:value="0.541413" calcext:value-type="float">
            <text:p>0.541413</text:p>
          </table:table-cell>
          <table:table-cell office:value-type="float" office:value="0.135126" calcext:value-type="float">
            <text:p>0.135126</text:p>
          </table:table-cell>
          <table:table-cell table:style-name="ce11" table:formula="of:=[.G3]/[.H3]" office:value-type="float" office:value="4.0067270547489" calcext:value-type="float">
            <text:p>4.007</text:p>
          </table:table-cell>
          <table:table-cell office:value-type="float" office:value="1.86291" calcext:value-type="float">
            <text:p>1.86291</text:p>
          </table:table-cell>
          <table:table-cell/>
          <table:table-cell office:value-type="float" office:value="0.0828717" calcext:value-type="float">
            <text:p>0.0828717</text:p>
          </table:table-cell>
          <table:table-cell office:value-type="float" office:value="0.25261" calcext:value-type="float">
            <text:p>0.25261</text:p>
          </table:table-cell>
          <table:table-cell table:style-name="ce11" table:formula="of:=[.L3]/[.M3]" office:value-type="float" office:value="0.328061834448359" calcext:value-type="float">
            <text:p>0.328</text:p>
          </table:table-cell>
          <table:table-cell office:value-type="float" office:value="1.0606350809818" calcext:value-type="float">
            <text:p>1.0606350809818</text:p>
          </table:table-cell>
          <table:table-cell office:value-type="float" office:value="1.62643995684292" calcext:value-type="float">
            <text:p>1.62643995684292</text:p>
          </table:table-cell>
          <table:table-cell office:value-type="float" office:value="9.53524270980339" calcext:value-type="float">
            <text:p>9.53524270980339</text:p>
          </table:table-cell>
          <table:table-cell table:style-name="ce11" table:formula="of:=[.P3]/[.Q3]" office:value-type="float" office:value="0.170571427109112" calcext:value-type="float">
            <text:p>0.171</text:p>
          </table:table-cell>
          <table:table-cell table:number-columns-repeated="1636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.19543" calcext:value-type="float">
            <text:p>2.19543</text:p>
          </table:table-cell>
          <table:table-cell office:value-type="float" office:value="1.66124" calcext:value-type="float">
            <text:p>1.66124</text:p>
          </table:table-cell>
          <table:table-cell office:value-type="float" office:value="0.430837" calcext:value-type="float">
            <text:p>0.430837</text:p>
          </table:table-cell>
          <table:table-cell table:style-name="ce11" table:formula="of:=[.G4]/[.H4]" office:value-type="float" office:value="3.85584339320903" calcext:value-type="float">
            <text:p>3.856</text:p>
          </table:table-cell>
          <table:table-cell office:value-type="float" office:value="1.87658" calcext:value-type="float">
            <text:p>1.87658</text:p>
          </table:table-cell>
          <table:table-cell/>
          <table:table-cell office:value-type="float" office:value="1.37825" calcext:value-type="float">
            <text:p>1.37825</text:p>
          </table:table-cell>
          <table:table-cell office:value-type="float" office:value="0.470123" calcext:value-type="float">
            <text:p>0.470123</text:p>
          </table:table-cell>
          <table:table-cell table:style-name="ce11" table:formula="of:=[.L4]/[.M4]" office:value-type="float" office:value="2.93167958172648" calcext:value-type="float">
            <text:p>2.932</text:p>
          </table:table-cell>
          <table:table-cell office:value-type="float" office:value="1.08684183350124" calcext:value-type="float">
            <text:p>1.08684183350124</text:p>
          </table:table-cell>
          <table:table-cell office:value-type="float" office:value="3.36374920872622" calcext:value-type="float">
            <text:p>3.36374920872622</text:p>
          </table:table-cell>
          <table:table-cell office:value-type="float" office:value="9.3445209678227" calcext:value-type="float">
            <text:p>9.3445209678227</text:p>
          </table:table-cell>
          <table:table-cell table:style-name="ce11" table:formula="of:=[.P4]/[.Q4]" office:value-type="float" office:value="0.359970213594585" calcext:value-type="float">
            <text:p>0.360</text:p>
          </table:table-cell>
          <table:table-cell table:number-columns-repeated="163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2.26691" calcext:value-type="float">
            <text:p>2.26691</text:p>
          </table:table-cell>
          <table:table-cell office:value-type="float" office:value="2.99868" calcext:value-type="float">
            <text:p>2.99868</text:p>
          </table:table-cell>
          <table:table-cell office:value-type="float" office:value="0.947115" calcext:value-type="float">
            <text:p>0.947115</text:p>
          </table:table-cell>
          <table:table-cell table:style-name="ce11" table:formula="of:=[.G5]/[.H5]" office:value-type="float" office:value="3.16612027050569" calcext:value-type="float">
            <text:p>3.166</text:p>
          </table:table-cell>
          <table:table-cell office:value-type="float" office:value="1.9805" calcext:value-type="float">
            <text:p>1.9805</text:p>
          </table:table-cell>
          <table:table-cell/>
          <table:table-cell office:value-type="float" office:value="3.53882" calcext:value-type="float">
            <text:p>3.53882</text:p>
          </table:table-cell>
          <table:table-cell office:value-type="float" office:value="1.89534" calcext:value-type="float">
            <text:p>1.89534</text:p>
          </table:table-cell>
          <table:table-cell table:style-name="ce11" table:formula="of:=[.L5]/[.M5]" office:value-type="float" office:value="1.867116190235" calcext:value-type="float">
            <text:p>1.867</text:p>
          </table:table-cell>
          <table:table-cell office:value-type="float" office:value="1.19685605798946" calcext:value-type="float">
            <text:p>1.19685605798946</text:p>
          </table:table-cell>
          <table:table-cell office:value-type="float" office:value="7.65749941105431" calcext:value-type="float">
            <text:p>7.65749941105431</text:p>
          </table:table-cell>
          <table:table-cell office:value-type="float" office:value="13.9762485263923" calcext:value-type="float">
            <text:p>13.9762485263923</text:p>
          </table:table-cell>
          <table:table-cell table:style-name="ce11" table:formula="of:=[.P5]/[.Q5]" office:value-type="float" office:value="0.547893763952047" calcext:value-type="float">
            <text:p>0.548</text:p>
          </table:table-cell>
          <table:table-cell table:number-columns-repeated="163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.32498" calcext:value-type="float">
            <text:p>2.32498</text:p>
          </table:table-cell>
          <table:table-cell office:value-type="float" office:value="4.68644" calcext:value-type="float">
            <text:p>4.68644</text:p>
          </table:table-cell>
          <table:table-cell office:value-type="float" office:value="1.87725" calcext:value-type="float">
            <text:p>1.87725</text:p>
          </table:table-cell>
          <table:table-cell table:style-name="ce11" table:formula="of:=[.G6]/[.H6]" office:value-type="float" office:value="2.49643893993874" calcext:value-type="float">
            <text:p>2.496</text:p>
          </table:table-cell>
          <table:table-cell office:value-type="float" office:value="2.02624" calcext:value-type="float">
            <text:p>2.02624</text:p>
          </table:table-cell>
          <table:table-cell/>
          <table:table-cell office:value-type="float" office:value="5.55481" calcext:value-type="float">
            <text:p>5.55481</text:p>
          </table:table-cell>
          <table:table-cell office:value-type="float" office:value="3.21453" calcext:value-type="float">
            <text:p>3.21453</text:p>
          </table:table-cell>
          <table:table-cell table:style-name="ce11" table:formula="of:=[.L6]/[.M6]" office:value-type="float" office:value="1.72803178069578" calcext:value-type="float">
            <text:p>1.728</text:p>
          </table:table-cell>
          <table:table-cell office:value-type="float" office:value="1.3480964953271" calcext:value-type="float">
            <text:p>1.3480964953271</text:p>
          </table:table-cell>
          <table:table-cell office:value-type="float" office:value="12.5644714775707" calcext:value-type="float">
            <text:p>12.5644714775707</text:p>
          </table:table-cell>
          <table:table-cell office:value-type="float" office:value="18.7622929758856" calcext:value-type="float">
            <text:p>18.7622929758856</text:p>
          </table:table-cell>
          <table:table-cell table:style-name="ce11" table:formula="of:=[.P6]/[.Q6]" office:value-type="float" office:value="0.669666095381799" calcext:value-type="float">
            <text:p>0.670</text:p>
          </table:table-cell>
          <table:table-cell table:number-columns-repeated="1636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office:value-type="float" office:value="2.26632" calcext:value-type="float">
            <text:p>2.26632</text:p>
          </table:table-cell>
          <table:table-cell office:value-type="float" office:value="6.35349" calcext:value-type="float">
            <text:p>6.35349</text:p>
          </table:table-cell>
          <table:table-cell office:value-type="float" office:value="3.68015" calcext:value-type="float">
            <text:p>3.68015</text:p>
          </table:table-cell>
          <table:table-cell table:style-name="ce11" table:formula="of:=[.G7]/[.H7]" office:value-type="float" office:value="1.72642147738543" calcext:value-type="float">
            <text:p>1.726</text:p>
          </table:table-cell>
          <table:table-cell office:value-type="float" office:value="2.17572" calcext:value-type="float">
            <text:p>2.17572</text:p>
          </table:table-cell>
          <table:table-cell/>
          <table:table-cell office:value-type="float" office:value="8.31218" calcext:value-type="float">
            <text:p>8.31218</text:p>
          </table:table-cell>
          <table:table-cell office:value-type="float" office:value="5.46401" calcext:value-type="float">
            <text:p>5.46401</text:p>
          </table:table-cell>
          <table:table-cell table:style-name="ce11" table:formula="of:=[.L7]/[.M7]" office:value-type="float" office:value="1.52126002697652" calcext:value-type="float">
            <text:p>1.521</text:p>
          </table:table-cell>
          <table:table-cell office:value-type="float" office:value="1.73486840400329" calcext:value-type="float">
            <text:p>1.73486840400329</text:p>
          </table:table-cell>
          <table:table-cell office:value-type="float" office:value="17.6012380951275" calcext:value-type="float">
            <text:p>17.6012380951275</text:p>
          </table:table-cell>
          <table:table-cell office:value-type="float" office:value="25.9254837495962" calcext:value-type="float">
            <text:p>25.9254837495962</text:p>
          </table:table-cell>
          <table:table-cell table:style-name="ce11" table:formula="of:=[.P7]/[.Q7]" office:value-type="float" office:value="0.678916477128482" calcext:value-type="float">
            <text:p>0.679</text:p>
          </table:table-cell>
          <table:table-cell table:number-columns-repeated="1636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161" calcext:value-type="float">
            <text:p>161</text:p>
          </table:table-cell>
          <table:table-cell office:value-type="float" office:value="133" calcext:value-type="float">
            <text:p>133</text:p>
          </table:table-cell>
          <table:table-cell office:value-type="float" office:value="2.55798" calcext:value-type="float">
            <text:p>2.55798</text:p>
          </table:table-cell>
          <table:table-cell office:value-type="float" office:value="9.02831" calcext:value-type="float">
            <text:p>9.02831</text:p>
          </table:table-cell>
          <table:table-cell office:value-type="float" office:value="6.97613" calcext:value-type="float">
            <text:p>6.97613</text:p>
          </table:table-cell>
          <table:table-cell table:style-name="ce11" table:formula="of:=[.G8]/[.H8]" office:value-type="float" office:value="1.29417169691505" calcext:value-type="float">
            <text:p>1.294</text:p>
          </table:table-cell>
          <table:table-cell office:value-type="float" office:value="2.38529" calcext:value-type="float">
            <text:p>2.38529</text:p>
          </table:table-cell>
          <table:table-cell table:style-name="ce11" table:formula="of:=[.F8]/[.J8]" office:value-type="float" office:value="1.07239790549577" calcext:value-type="float">
            <text:p>1.072</text:p>
          </table:table-cell>
          <table:table-cell office:value-type="float" office:value="10.9032" calcext:value-type="float">
            <text:p>10.9032</text:p>
          </table:table-cell>
          <table:table-cell office:value-type="float" office:value="9.52483" calcext:value-type="float">
            <text:p>9.52483</text:p>
          </table:table-cell>
          <table:table-cell table:style-name="ce11" table:formula="of:=[.L8]/[.M8]" office:value-type="float" office:value="1.14471334396519" calcext:value-type="float">
            <text:p>1.145</text:p>
          </table:table-cell>
          <table:table-cell office:value-type="float" office:value="1.98664277147203" calcext:value-type="float">
            <text:p>1.98664277147203</text:p>
          </table:table-cell>
          <table:table-cell office:value-type="float" office:value="22.9187479600717" calcext:value-type="float">
            <text:p>22.9187479600717</text:p>
          </table:table-cell>
          <table:table-cell office:value-type="float" office:value="26.5642219564722" calcext:value-type="float">
            <text:p>26.5642219564722</text:p>
          </table:table-cell>
          <table:table-cell table:style-name="ce11" table:formula="of:=[.P8]/[.Q8]" office:value-type="float" office:value="0.862767522332336" calcext:value-type="float">
            <text:p>0.863</text:p>
          </table:table-cell>
          <table:table-cell table:style-name="ce11" table:formula="of:=[.F8]/[.O8]" office:value-type="float" office:value="1.2875893123476" calcext:value-type="float">
            <text:p>1.288</text:p>
          </table:table-cell>
          <table:table-cell table:style-name="ce11" table:formula="of:=[.J8]/[.O8]" office:value-type="float" office:value="1.20066377018178" calcext:value-type="float">
            <text:p>1.201</text:p>
          </table:table-cell>
          <table:table-cell table:number-columns-repeated="1636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243" calcext:value-type="float">
            <text:p>243</text:p>
          </table:table-cell>
          <table:table-cell office:value-type="float" office:value="208" calcext:value-type="float">
            <text:p>208</text:p>
          </table:table-cell>
          <table:table-cell office:value-type="float" office:value="176" calcext:value-type="float">
            <text:p>176</text:p>
          </table:table-cell>
          <table:table-cell office:value-type="float" office:value="3.13174" calcext:value-type="float">
            <text:p>3.13174</text:p>
          </table:table-cell>
          <table:table-cell office:value-type="float" office:value="12.8317" calcext:value-type="float">
            <text:p>12.8317</text:p>
          </table:table-cell>
          <table:table-cell office:value-type="float" office:value="13.0691" calcext:value-type="float">
            <text:p>13.0691</text:p>
          </table:table-cell>
          <table:table-cell table:style-name="ce11" table:formula="of:=[.G9]/[.H9]" office:value-type="float" office:value="0.981835015418047" calcext:value-type="float">
            <text:p>0.982</text:p>
          </table:table-cell>
          <table:table-cell office:value-type="float" office:value="3.07915" calcext:value-type="float">
            <text:p>3.07915</text:p>
          </table:table-cell>
          <table:table-cell table:style-name="ce11" table:formula="of:=[.F9]/[.J9]" office:value-type="float" office:value="1.01707938879236" calcext:value-type="float">
            <text:p>1.017</text:p>
          </table:table-cell>
          <table:table-cell office:value-type="float" office:value="16.2607" calcext:value-type="float">
            <text:p>16.2607</text:p>
          </table:table-cell>
          <table:table-cell office:value-type="float" office:value="13.2931" calcext:value-type="float">
            <text:p>13.2931</text:p>
          </table:table-cell>
          <table:table-cell table:style-name="ce11" table:formula="of:=[.L9]/[.M9]" office:value-type="float" office:value="1.22324363767669" calcext:value-type="float">
            <text:p>1.223</text:p>
          </table:table-cell>
          <table:table-cell office:value-type="float" office:value="4.09063931752334" calcext:value-type="float">
            <text:p>4.09063931752334</text:p>
          </table:table-cell>
          <table:table-cell office:value-type="float" office:value="32.6061835149699" calcext:value-type="float">
            <text:p>32.6061835149699</text:p>
          </table:table-cell>
          <table:table-cell office:value-type="float" office:value="36.76948597422" calcext:value-type="float">
            <text:p>36.76948597422</text:p>
          </table:table-cell>
          <table:table-cell table:style-name="ce11" table:formula="of:=[.P9]/[.Q9]" office:value-type="float" office:value="0.886772894726645" calcext:value-type="float">
            <text:p>0.887</text:p>
          </table:table-cell>
          <table:table-cell table:style-name="ce11" table:formula="of:=[.F9]/[.O9]" office:value-type="float" office:value="0.765586930772499" calcext:value-type="float">
            <text:p>0.766</text:p>
          </table:table-cell>
          <table:table-cell table:style-name="ce11" table:formula="of:=[.J9]/[.O9]" office:value-type="float" office:value="0.752730749643374" calcext:value-type="float">
            <text:p>0.753</text:p>
          </table:table-cell>
          <table:table-cell table:number-columns-repeated="1636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261" calcext:value-type="float">
            <text:p>261</text:p>
          </table:table-cell>
          <table:table-cell office:value-type="float" office:value="225" calcext:value-type="float">
            <text:p>225</text:p>
          </table:table-cell>
          <table:table-cell office:value-type="float" office:value="4.36049" calcext:value-type="float">
            <text:p>4.36049</text:p>
          </table:table-cell>
          <table:table-cell office:value-type="float" office:value="15.5812" calcext:value-type="float">
            <text:p>15.5812</text:p>
          </table:table-cell>
          <table:table-cell office:value-type="float" office:value="22.6304" calcext:value-type="float">
            <text:p>22.6304</text:p>
          </table:table-cell>
          <table:table-cell table:style-name="ce11" table:formula="of:=[.G10]/[.H10]" office:value-type="float" office:value="0.688507494343891" calcext:value-type="float">
            <text:p>0.689</text:p>
          </table:table-cell>
          <table:table-cell office:value-type="float" office:value="3.40046" calcext:value-type="float">
            <text:p>3.40046</text:p>
          </table:table-cell>
          <table:table-cell table:style-name="ce11" table:formula="of:=[.F10]/[.J10]" office:value-type="float" office:value="1.28232356798786" calcext:value-type="float">
            <text:p>1.282</text:p>
          </table:table-cell>
          <table:table-cell office:value-type="float" office:value="18.0319" calcext:value-type="float">
            <text:p>18.0319</text:p>
          </table:table-cell>
          <table:table-cell office:value-type="float" office:value="18.8735" calcext:value-type="float">
            <text:p>18.8735</text:p>
          </table:table-cell>
          <table:table-cell table:style-name="ce11" table:formula="of:=[.L10]/[.M10]" office:value-type="float" office:value="0.955408376824648" calcext:value-type="float">
            <text:p>0.955</text:p>
          </table:table-cell>
          <table:table-cell office:value-type="float" office:value="6.54047616951018" calcext:value-type="float">
            <text:p>6.54047616951018</text:p>
          </table:table-cell>
          <table:table-cell office:value-type="float" office:value="37.8307388127403" calcext:value-type="float">
            <text:p>37.8307388127403</text:p>
          </table:table-cell>
          <table:table-cell office:value-type="float" office:value="43.1566954996098" calcext:value-type="float">
            <text:p>43.1566954996098</text:p>
          </table:table-cell>
          <table:table-cell table:style-name="ce11" table:formula="of:=[.P10]/[.Q10]" office:value-type="float" office:value="0.876590257312039" calcext:value-type="float">
            <text:p>0.877</text:p>
          </table:table-cell>
          <table:table-cell table:style-name="ce11" table:formula="of:=[.F10]/[.O10]" office:value-type="float" office:value="0.666693049097457" calcext:value-type="float">
            <text:p>0.667</text:p>
          </table:table-cell>
          <table:table-cell table:style-name="ce11" table:formula="of:=[.J10]/[.O10]" office:value-type="float" office:value="0.519910158201014" calcext:value-type="float">
            <text:p>0.520</text:p>
          </table:table-cell>
          <table:table-cell table:number-columns-repeated="1636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363" calcext:value-type="float">
            <text:p>363</text:p>
          </table:table-cell>
          <table:table-cell office:value-type="float" office:value="320" calcext:value-type="float">
            <text:p>320</text:p>
          </table:table-cell>
          <table:table-cell office:value-type="float" office:value="280" calcext:value-type="float">
            <text:p>280</text:p>
          </table:table-cell>
          <table:table-cell office:value-type="float" office:value="10.8998" calcext:value-type="float">
            <text:p>10.8998</text:p>
          </table:table-cell>
          <table:table-cell office:value-type="float" office:value="23.2328" calcext:value-type="float">
            <text:p>23.2328</text:p>
          </table:table-cell>
          <table:table-cell office:value-type="float" office:value="41.1507" calcext:value-type="float">
            <text:p>41.1507</text:p>
          </table:table-cell>
          <table:table-cell table:style-name="ce11" table:formula="of:=[.G11]/[.H11]" office:value-type="float" office:value="0.564578488336772" calcext:value-type="float">
            <text:p>0.565</text:p>
          </table:table-cell>
          <table:table-cell office:value-type="float" office:value="5.11832" calcext:value-type="float">
            <text:p>5.11832</text:p>
          </table:table-cell>
          <table:table-cell table:style-name="ce11" table:formula="of:=[.F11]/[.J11]" office:value-type="float" office:value="2.12956595132778" calcext:value-type="float">
            <text:p>2.130</text:p>
          </table:table-cell>
          <table:table-cell office:value-type="float" office:value="24.8768" calcext:value-type="float">
            <text:p>24.8768</text:p>
          </table:table-cell>
          <table:table-cell office:value-type="float" office:value="27.802" calcext:value-type="float">
            <text:p>27.802</text:p>
          </table:table-cell>
          <table:table-cell table:style-name="ce11" table:formula="of:=[.L11]/[.M11]" office:value-type="float" office:value="0.894784547874254" calcext:value-type="float">
            <text:p>0.895</text:p>
          </table:table-cell>
          <table:table-cell office:value-type="float" office:value="7.39292806366048" calcext:value-type="float">
            <text:p>7.39292806366048</text:p>
          </table:table-cell>
          <table:table-cell office:value-type="float" office:value="41.3761114338721" calcext:value-type="float">
            <text:p>41.3761114338721</text:p>
          </table:table-cell>
          <table:table-cell office:value-type="float" office:value="41.8221090262088" calcext:value-type="float">
            <text:p>41.8221090262088</text:p>
          </table:table-cell>
          <table:table-cell table:style-name="ce11" table:formula="of:=[.P11]/[.Q11]" office:value-type="float" office:value="0.98933584167032" calcext:value-type="float">
            <text:p>0.989</text:p>
          </table:table-cell>
          <table:table-cell table:style-name="ce11" table:formula="of:=[.F11]/[.O11]" office:value-type="float" office:value="1.47435493841437" calcext:value-type="float">
            <text:p>1.474</text:p>
          </table:table-cell>
          <table:table-cell table:style-name="ce11" table:formula="of:=[.J11]/[.O11]" office:value-type="float" office:value="0.692326498503187" calcext:value-type="float">
            <text:p>0.692</text:p>
          </table:table-cell>
          <table:table-cell table:number-columns-repeated="1636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" calcext:value-type="float">
            <text:p>144</text:p>
          </table:table-cell>
          <table:table-cell office:value-type="float" office:value="432" calcext:value-type="float">
            <text:p>432</text:p>
          </table:table-cell>
          <table:table-cell office:value-type="float" office:value="385" calcext:value-type="float">
            <text:p>385</text:p>
          </table:table-cell>
          <table:table-cell office:value-type="float" office:value="341" calcext:value-type="float">
            <text:p>341</text:p>
          </table:table-cell>
          <table:table-cell office:value-type="float" office:value="29.2132" calcext:value-type="float">
            <text:p>29.2132</text:p>
          </table:table-cell>
          <table:table-cell office:value-type="float" office:value="24.694" calcext:value-type="float">
            <text:p>24.694</text:p>
          </table:table-cell>
          <table:table-cell office:value-type="float" office:value="55.1578" calcext:value-type="float">
            <text:p>55.1578</text:p>
          </table:table-cell>
          <table:table-cell table:style-name="ce11" table:formula="of:=[.G12]/[.H12]" office:value-type="float" office:value="0.447697333831299" calcext:value-type="float">
            <text:p>0.448</text:p>
          </table:table-cell>
          <table:table-cell office:value-type="float" office:value="5.81131" calcext:value-type="float">
            <text:p>5.81131</text:p>
          </table:table-cell>
          <table:table-cell table:style-name="ce11" table:formula="of:=[.F12]/[.J12]" office:value-type="float" office:value="5.02695605637972" calcext:value-type="float">
            <text:p>5.027</text:p>
          </table:table-cell>
          <table:table-cell office:value-type="float" office:value="26.6113" calcext:value-type="float">
            <text:p>26.6113</text:p>
          </table:table-cell>
          <table:table-cell office:value-type="float" office:value="32.1944" calcext:value-type="float">
            <text:p>32.1944</text:p>
          </table:table-cell>
          <table:table-cell table:style-name="ce11" table:formula="of:=[.L12]/[.M12]" office:value-type="float" office:value="0.826581641527719" calcext:value-type="float">
            <text:p>0.827</text:p>
          </table:table-cell>
          <table:table-cell office:value-type="float" office:value="8.69222923038974" calcext:value-type="float">
            <text:p>8.69222923038974</text:p>
          </table:table-cell>
          <table:table-cell office:value-type="float" office:value="42.2939566946671" calcext:value-type="float">
            <text:p>42.2939566946671</text:p>
          </table:table-cell>
          <table:table-cell office:value-type="float" office:value="41.9592989244686" calcext:value-type="float">
            <text:p>41.9592989244686</text:p>
          </table:table-cell>
          <table:table-cell table:style-name="ce11" table:formula="of:=[.P12]/[.Q12]" office:value-type="float" office:value="1.00797577125397" calcext:value-type="float">
            <text:p>1.008</text:p>
          </table:table-cell>
          <table:table-cell table:style-name="ce11" table:formula="of:=[.F12]/[.O12]" office:value-type="float" office:value="3.36084095641023" calcext:value-type="float">
            <text:p>3.361</text:p>
          </table:table-cell>
          <table:table-cell table:style-name="ce11" table:formula="of:=[.J12]/[.O12]" office:value-type="float" office:value="0.668563822463692" calcext:value-type="float">
            <text:p>0.669</text:p>
          </table:table-cell>
          <table:table-cell table:number-columns-repeated="1636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9" calcext:value-type="float">
            <text:p>169</text:p>
          </table:table-cell>
          <table:table-cell office:value-type="float" office:value="507" calcext:value-type="float">
            <text:p>507</text:p>
          </table:table-cell>
          <table:table-cell office:value-type="float" office:value="456" calcext:value-type="float">
            <text:p>456</text:p>
          </table:table-cell>
          <table:table-cell office:value-type="float" office:value="408" calcext:value-type="float">
            <text:p>408</text:p>
          </table:table-cell>
          <table:table-cell table:style-name="ce5" office:value-type="float" office:value="38.4439" calcext:value-type="float">
            <text:p>38.4439</text:p>
          </table:table-cell>
          <table:table-cell office:value-type="float" office:value="20.2838" calcext:value-type="float">
            <text:p>20.2838</text:p>
          </table:table-cell>
          <table:table-cell office:value-type="float" office:value="62.9346" calcext:value-type="float">
            <text:p>62.9346</text:p>
          </table:table-cell>
          <table:table-cell table:style-name="ce11" table:formula="of:=[.G13]/[.H13]" office:value-type="float" office:value="0.322299657104359" calcext:value-type="float">
            <text:p>0.322</text:p>
          </table:table-cell>
          <table:table-cell office:value-type="float" office:value="14.5564" calcext:value-type="float">
            <text:p>14.5564</text:p>
          </table:table-cell>
          <table:table-cell table:style-name="ce11" table:formula="of:=[.F13]/[.J13]" office:value-type="float" office:value="2.64103074936111" calcext:value-type="float">
            <text:p>2.641</text:p>
          </table:table-cell>
          <table:table-cell office:value-type="float" office:value="37.6661" calcext:value-type="float">
            <text:p>37.6661</text:p>
          </table:table-cell>
          <table:table-cell office:value-type="float" office:value="42.2908" calcext:value-type="float">
            <text:p>42.2908</text:p>
          </table:table-cell>
          <table:table-cell table:style-name="ce11" table:formula="of:=[.L13]/[.M13]" office:value-type="float" office:value="0.890645246720327" calcext:value-type="float">
            <text:p>0.891</text:p>
          </table:table-cell>
          <table:table-cell office:value-type="float" office:value="9.78255563365281" calcext:value-type="float">
            <text:p>9.78255563365281</text:p>
          </table:table-cell>
          <table:table-cell office:value-type="float" office:value="45.2709641349873" calcext:value-type="float">
            <text:p>45.2709641349873</text:p>
          </table:table-cell>
          <table:table-cell office:value-type="float" office:value="42.907993750811" calcext:value-type="float">
            <text:p>42.907993750811</text:p>
          </table:table-cell>
          <table:table-cell table:style-name="ce11" table:formula="of:=[.P13]/[.Q13]" office:value-type="float" office:value="1.05507063317617" calcext:value-type="float">
            <text:p>1.055</text:p>
          </table:table-cell>
          <table:table-cell table:style-name="ce11" table:formula="of:=[.F13]/[.O13]" office:value-type="float" office:value="3.92984220480687" calcext:value-type="float">
            <text:p>3.930</text:p>
          </table:table-cell>
          <table:table-cell table:style-name="ce11" table:formula="of:=[.J13]/[.O13]" office:value-type="float" office:value="1.48799562661568" calcext:value-type="float">
            <text:p>1.488</text:p>
          </table:table-cell>
          <table:table-cell table:number-columns-repeated="1636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6" calcext:value-type="float">
            <text:p>196</text:p>
          </table:table-cell>
          <table:table-cell office:value-type="float" office:value="588" calcext:value-type="float">
            <text:p>588</text:p>
          </table:table-cell>
          <table:table-cell office:value-type="float" office:value="533" calcext:value-type="float">
            <text:p>533</text:p>
          </table:table-cell>
          <table:table-cell office:value-type="float" office:value="481" calcext:value-type="float">
            <text:p>481</text:p>
          </table:table-cell>
          <table:table-cell office:value-type="float" office:value="58.0018" calcext:value-type="float">
            <text:p>58.0018</text:p>
          </table:table-cell>
          <table:table-cell office:value-type="float" office:value="19.7842" calcext:value-type="float">
            <text:p>19.7842</text:p>
          </table:table-cell>
          <table:table-cell office:value-type="float" office:value="66.3668" calcext:value-type="float">
            <text:p>66.3668</text:p>
          </table:table-cell>
          <table:table-cell table:style-name="ce11" table:formula="of:=[.G14]/[.H14]" office:value-type="float" office:value="0.298103871212715" calcext:value-type="float">
            <text:p>0.298</text:p>
          </table:table-cell>
          <table:table-cell office:value-type="float" office:value="23.1701" calcext:value-type="float">
            <text:p>23.1701</text:p>
          </table:table-cell>
          <table:table-cell table:style-name="ce11" table:formula="of:=[.F14]/[.J14]" office:value-type="float" office:value="2.50330382691486" calcext:value-type="float">
            <text:p>2.503</text:p>
          </table:table-cell>
          <table:table-cell office:value-type="float" office:value="36.2936" calcext:value-type="float">
            <text:p>36.2936</text:p>
          </table:table-cell>
          <table:table-cell office:value-type="float" office:value="49.4759" calcext:value-type="float">
            <text:p>49.4759</text:p>
          </table:table-cell>
          <table:table-cell table:style-name="ce11" table:formula="of:=[.L14]/[.M14]" office:value-type="float" office:value="0.733561188376563" calcext:value-type="float">
            <text:p>0.734</text:p>
          </table:table-cell>
          <table:table-cell office:value-type="float" office:value="11.2683026376323" calcext:value-type="float">
            <text:p>11.2683026376323</text:p>
          </table:table-cell>
          <table:table-cell office:value-type="float" office:value="45.7112516968166" calcext:value-type="float">
            <text:p>45.7112516968166</text:p>
          </table:table-cell>
          <table:table-cell office:value-type="float" office:value="42.7672728019248" calcext:value-type="float">
            <text:p>42.7672728019248</text:p>
          </table:table-cell>
          <table:table-cell table:style-name="ce11" table:formula="of:=[.P14]/[.Q14]" office:value-type="float" office:value="1.06883719026291" calcext:value-type="float">
            <text:p>1.069</text:p>
          </table:table-cell>
          <table:table-cell table:style-name="ce11" table:formula="of:=[.F14]/[.O14]" office:value-type="float" office:value="5.14734134014949" calcext:value-type="float">
            <text:p>5.147</text:p>
          </table:table-cell>
          <table:table-cell table:style-name="ce11" table:formula="of:=[.J14]/[.O14]" office:value-type="float" office:value="2.05621917915302" calcext:value-type="float">
            <text:p>2.056</text:p>
          </table:table-cell>
          <table:table-cell table:number-columns-repeated="1636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5" calcext:value-type="float">
            <text:p>225</text:p>
          </table:table-cell>
          <table:table-cell office:value-type="float" office:value="675" calcext:value-type="float">
            <text:p>675</text:p>
          </table:table-cell>
          <table:table-cell office:value-type="float" office:value="616" calcext:value-type="float">
            <text:p>616</text:p>
          </table:table-cell>
          <table:table-cell office:value-type="float" office:value="560" calcext:value-type="float">
            <text:p>560</text:p>
          </table:table-cell>
          <table:table-cell office:value-type="float" office:value="72.0361" calcext:value-type="float">
            <text:p>72.0361</text:p>
          </table:table-cell>
          <table:table-cell office:value-type="float" office:value="16.7582" calcext:value-type="float">
            <text:p>16.7582</text:p>
          </table:table-cell>
          <table:table-cell office:value-type="float" office:value="70.6884" calcext:value-type="float">
            <text:p>70.6884</text:p>
          </table:table-cell>
          <table:table-cell table:style-name="ce11" table:formula="of:=[.G15]/[.H15]" office:value-type="float" office:value="0.237071428975617" calcext:value-type="float">
            <text:p>0.237</text:p>
          </table:table-cell>
          <table:table-cell office:value-type="float" office:value="27.0657" calcext:value-type="float">
            <text:p>27.0657</text:p>
          </table:table-cell>
          <table:table-cell table:style-name="ce11" table:formula="of:=[.F15]/[.J15]" office:value-type="float" office:value="2.66152732055702" calcext:value-type="float">
            <text:p>2.662</text:p>
          </table:table-cell>
          <table:table-cell office:value-type="float" office:value="43.2947" calcext:value-type="float">
            <text:p>43.2947</text:p>
          </table:table-cell>
          <table:table-cell office:value-type="float" office:value="44.687" calcext:value-type="float">
            <text:p>44.687</text:p>
          </table:table-cell>
          <table:table-cell table:style-name="ce11" table:formula="of:=[.L15]/[.M15]" office:value-type="float" office:value="0.968843287757066" calcext:value-type="float">
            <text:p>0.969</text:p>
          </table:table-cell>
          <table:table-cell office:value-type="float" office:value="12.8310608187135" calcext:value-type="float">
            <text:p>12.8310608187135</text:p>
          </table:table-cell>
          <table:table-cell office:value-type="float" office:value="46.4093630341651" calcext:value-type="float">
            <text:p>46.4093630341651</text:p>
          </table:table-cell>
          <table:table-cell office:value-type="float" office:value="43.875067003207" calcext:value-type="float">
            <text:p>43.875067003207</text:p>
          </table:table-cell>
          <table:table-cell table:style-name="ce11" table:formula="of:=[.P15]/[.Q15]" office:value-type="float" office:value="1.05776164468929" calcext:value-type="float">
            <text:p>1.058</text:p>
          </table:table-cell>
          <table:table-cell table:style-name="ce11" table:formula="of:=[.F15]/[.O15]" office:value-type="float" office:value="5.61419675409371" calcext:value-type="float">
            <text:p>5.614</text:p>
          </table:table-cell>
          <table:table-cell table:style-name="ce11" table:formula="of:=[.J15]/[.O15]" office:value-type="float" office:value="2.10938911305962" calcext:value-type="float">
            <text:p>2.109</text:p>
          </table:table-cell>
          <table:table-cell table:number-columns-repeated="1636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office:value-type="float" office:value="768" calcext:value-type="float">
            <text:p>768</text:p>
          </table:table-cell>
          <table:table-cell office:value-type="float" office:value="705" calcext:value-type="float">
            <text:p>705</text:p>
          </table:table-cell>
          <table:table-cell office:value-type="float" office:value="645" calcext:value-type="float">
            <text:p>645</text:p>
          </table:table-cell>
          <table:table-cell office:value-type="float" office:value="117.31" calcext:value-type="float">
            <text:p>117.31</text:p>
          </table:table-cell>
          <table:table-cell office:value-type="float" office:value="16.6657" calcext:value-type="float">
            <text:p>16.6657</text:p>
          </table:table-cell>
          <table:table-cell office:value-type="float" office:value="88.3116" calcext:value-type="float">
            <text:p>88.3116</text:p>
          </table:table-cell>
          <table:table-cell table:style-name="ce11" table:formula="of:=[.G16]/[.H16]" office:value-type="float" office:value="0.18871473283238" calcext:value-type="float">
            <text:p>0.189</text:p>
          </table:table-cell>
          <table:table-cell office:value-type="float" office:value="33.3114" calcext:value-type="float">
            <text:p>33.3114</text:p>
          </table:table-cell>
          <table:table-cell table:style-name="ce11" table:formula="of:=[.F16]/[.J16]" office:value-type="float" office:value="3.52161722413348" calcext:value-type="float">
            <text:p>3.522</text:p>
          </table:table-cell>
          <table:table-cell office:value-type="float" office:value="42.3871" calcext:value-type="float">
            <text:p>42.3871</text:p>
          </table:table-cell>
          <table:table-cell office:value-type="float" office:value="46.8908" calcext:value-type="float">
            <text:p>46.8908</text:p>
          </table:table-cell>
          <table:table-cell table:style-name="ce11" table:formula="of:=[.L16]/[.M16]" office:value-type="float" office:value="0.903953440760234" calcext:value-type="float">
            <text:p>0.904</text:p>
          </table:table-cell>
          <table:table-cell office:value-type="float" office:value="15.6032801227936" calcext:value-type="float">
            <text:p>15.6032801227936</text:p>
          </table:table-cell>
          <table:table-cell office:value-type="float" office:value="48.2897302916707" calcext:value-type="float">
            <text:p>48.2897302916707</text:p>
          </table:table-cell>
          <table:table-cell office:value-type="float" office:value="42.3919072106077" calcext:value-type="float">
            <text:p>42.3919072106077</text:p>
          </table:table-cell>
          <table:table-cell table:style-name="ce11" table:formula="of:=[.P16]/[.Q16]" office:value-type="float" office:value="1.13912615565424" calcext:value-type="float">
            <text:p>1.139</text:p>
          </table:table-cell>
          <table:table-cell table:style-name="ce11" table:formula="of:=[.F16]/[.O16]" office:value-type="float" office:value="7.51829096682251" calcext:value-type="float">
            <text:p>7.518</text:p>
          </table:table-cell>
          <table:table-cell table:style-name="ce11" table:formula="of:=[.J16]/[.O16]" office:value-type="float" office:value="2.13489726120716" calcext:value-type="float">
            <text:p>2.135</text:p>
          </table:table-cell>
          <table:table-cell table:number-columns-repeated="1636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9" calcext:value-type="float">
            <text:p>289</text:p>
          </table:table-cell>
          <table:table-cell office:value-type="float" office:value="867" calcext:value-type="float">
            <text:p>867</text:p>
          </table:table-cell>
          <table:table-cell office:value-type="float" office:value="800" calcext:value-type="float">
            <text:p>800</text:p>
          </table:table-cell>
          <table:table-cell office:value-type="float" office:value="736" calcext:value-type="float">
            <text:p>736</text:p>
          </table:table-cell>
          <table:table-cell office:value-type="float" office:value="133.053" calcext:value-type="float">
            <text:p>133.053</text:p>
          </table:table-cell>
          <table:table-cell office:value-type="float" office:value="13.4557" calcext:value-type="float">
            <text:p>13.4557</text:p>
          </table:table-cell>
          <table:table-cell office:value-type="float" office:value="76.8992" calcext:value-type="float">
            <text:p>76.8992</text:p>
          </table:table-cell>
          <table:table-cell table:style-name="ce11" table:formula="of:=[.G17]/[.H17]" office:value-type="float" office:value="0.174978413299488" calcext:value-type="float">
            <text:p>0.175</text:p>
          </table:table-cell>
          <table:table-cell office:value-type="float" office:value="44.3635" calcext:value-type="float">
            <text:p>44.3635</text:p>
          </table:table-cell>
          <table:table-cell table:style-name="ce11" table:formula="of:=[.F17]/[.J17]" office:value-type="float" office:value="2.99915471051653" calcext:value-type="float">
            <text:p>2.999</text:p>
          </table:table-cell>
          <table:table-cell office:value-type="float" office:value="35.5048" calcext:value-type="float">
            <text:p>35.5048</text:p>
          </table:table-cell>
          <table:table-cell office:value-type="float" office:value="56.5952" calcext:value-type="float">
            <text:p>56.5952</text:p>
          </table:table-cell>
          <table:table-cell table:style-name="ce11" table:formula="of:=[.L17]/[.M17]" office:value-type="float" office:value="0.627346488748163" calcext:value-type="float">
            <text:p>0.627</text:p>
          </table:table-cell>
          <table:table-cell office:value-type="float" office:value="18.2842729325431" calcext:value-type="float">
            <text:p>18.2842729325431</text:p>
          </table:table-cell>
          <table:table-cell office:value-type="float" office:value="49.2835329532982" calcext:value-type="float">
            <text:p>49.2835329532982</text:p>
          </table:table-cell>
          <table:table-cell office:value-type="float" office:value="42.4355382602716" calcext:value-type="float">
            <text:p>42.4355382602716</text:p>
          </table:table-cell>
          <table:table-cell table:style-name="ce11" table:formula="of:=[.P17]/[.Q17]" office:value-type="float" office:value="1.16137405047216" calcext:value-type="float">
            <text:p>1.161</text:p>
          </table:table-cell>
          <table:table-cell table:style-name="ce11" table:formula="of:=[.F17]/[.O17]" office:value-type="float" office:value="7.27690953262829" calcext:value-type="float">
            <text:p>7.277</text:p>
          </table:table-cell>
          <table:table-cell table:style-name="ce11" table:formula="of:=[.J17]/[.O17]" office:value-type="float" office:value="2.42632015851394" calcext:value-type="float">
            <text:p>2.426</text:p>
          </table:table-cell>
          <table:table-cell table:number-columns-repeated="1636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4" calcext:value-type="float">
            <text:p>324</text:p>
          </table:table-cell>
          <table:table-cell office:value-type="float" office:value="972" calcext:value-type="float">
            <text:p>972</text:p>
          </table:table-cell>
          <table:table-cell office:value-type="float" office:value="901" calcext:value-type="float">
            <text:p>901</text:p>
          </table:table-cell>
          <table:table-cell office:value-type="float" office:value="833" calcext:value-type="float">
            <text:p>833</text:p>
          </table:table-cell>
          <table:table-cell office:value-type="float" office:value="210.592" calcext:value-type="float">
            <text:p>210.592</text:p>
          </table:table-cell>
          <table:table-cell office:value-type="float" office:value="11.4639" calcext:value-type="float">
            <text:p>11.4639</text:p>
          </table:table-cell>
          <table:table-cell office:value-type="float" office:value="80.1228" calcext:value-type="float">
            <text:p>80.1228</text:p>
          </table:table-cell>
          <table:table-cell table:style-name="ce11" table:formula="of:=[.G18]/[.H18]" office:value-type="float" office:value="0.143079123545358" calcext:value-type="float">
            <text:p>0.143</text:p>
          </table:table-cell>
          <table:table-cell office:value-type="float" office:value="50.7165" calcext:value-type="float">
            <text:p>50.7165</text:p>
          </table:table-cell>
          <table:table-cell table:style-name="ce11" table:formula="of:=[.F18]/[.J18]" office:value-type="float" office:value="4.15233701063756" calcext:value-type="float">
            <text:p>4.152</text:p>
          </table:table-cell>
          <table:table-cell office:value-type="float" office:value="35.7007" calcext:value-type="float">
            <text:p>35.7007</text:p>
          </table:table-cell>
          <table:table-cell office:value-type="float" office:value="56.7877" calcext:value-type="float">
            <text:p>56.7877</text:p>
          </table:table-cell>
          <table:table-cell table:style-name="ce11" table:formula="of:=[.L18]/[.M18]" office:value-type="float" office:value="0.628669588660925" calcext:value-type="float">
            <text:p>0.629</text:p>
          </table:table-cell>
          <table:table-cell office:value-type="float" office:value="19.7301432280186" calcext:value-type="float">
            <text:p>19.7301432280186</text:p>
          </table:table-cell>
          <table:table-cell office:value-type="float" office:value="50.242109631312" calcext:value-type="float">
            <text:p>50.242109631312</text:p>
          </table:table-cell>
          <table:table-cell office:value-type="float" office:value="43.3374689616227" calcext:value-type="float">
            <text:p>43.3374689616227</text:p>
          </table:table-cell>
          <table:table-cell table:style-name="ce11" table:formula="of:=[.P18]/[.Q18]" office:value-type="float" office:value="1.15932265624012" calcext:value-type="float">
            <text:p>1.159</text:p>
          </table:table-cell>
          <table:table-cell table:style-name="ce11" table:formula="of:=[.F18]/[.O18]" office:value-type="float" office:value="10.6736173968033" calcext:value-type="float">
            <text:p>10.674</text:p>
          </table:table-cell>
          <table:table-cell table:style-name="ce11" table:formula="of:=[.J18]/[.O18]" office:value-type="float" office:value="2.57050845571045" calcext:value-type="float">
            <text:p>2.571</text:p>
          </table:table-cell>
          <table:table-cell table:number-columns-repeated="1636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1" calcext:value-type="float">
            <text:p>361</text:p>
          </table:table-cell>
          <table:table-cell office:value-type="float" office:value="1083" calcext:value-type="float">
            <text:p>1083</text:p>
          </table:table-cell>
          <table:table-cell office:value-type="float" office:value="1008" calcext:value-type="float">
            <text:p>1008</text:p>
          </table:table-cell>
          <table:table-cell table:style-name="ce2" office:value-type="float" office:value="936" calcext:value-type="float">
            <text:p>936</text:p>
          </table:table-cell>
          <table:table-cell office:value-type="float" office:value="266.549" calcext:value-type="float">
            <text:p>266.549</text:p>
          </table:table-cell>
          <table:table-cell office:value-type="float" office:value="10.049" calcext:value-type="float">
            <text:p>10.049</text:p>
          </table:table-cell>
          <table:table-cell office:value-type="float" office:value="81.9622" calcext:value-type="float">
            <text:p>81.9622</text:p>
          </table:table-cell>
          <table:table-cell table:style-name="ce11" table:formula="of:=[.G19]/[.H19]" office:value-type="float" office:value="0.122605298540059" calcext:value-type="float">
            <text:p>0.123</text:p>
          </table:table-cell>
          <table:table-cell office:value-type="float" office:value="66.6435" calcext:value-type="float">
            <text:p>66.6435</text:p>
          </table:table-cell>
          <table:table-cell table:style-name="ce11" table:formula="of:=[.F19]/[.J19]" office:value-type="float" office:value="3.9996248696422" calcext:value-type="float">
            <text:p>4.000</text:p>
          </table:table-cell>
          <table:table-cell office:value-type="float" office:value="36.2347" calcext:value-type="float">
            <text:p>36.2347</text:p>
          </table:table-cell>
          <table:table-cell office:value-type="float" office:value="66.6435" calcext:value-type="float">
            <text:p>66.6435</text:p>
          </table:table-cell>
          <table:table-cell table:style-name="ce11" table:formula="of:=[.L19]/[.M19]" office:value-type="float" office:value="0.543709439030063" calcext:value-type="float">
            <text:p>0.544</text:p>
          </table:table-cell>
          <table:table-cell office:value-type="float" office:value="23.013703730738" calcext:value-type="float">
            <text:p>23.013703730738</text:p>
          </table:table-cell>
          <table:table-cell office:value-type="float" office:value="52.2503998966137" calcext:value-type="float">
            <text:p>52.2503998966137</text:p>
          </table:table-cell>
          <table:table-cell office:value-type="float" office:value="41.6507520447802" calcext:value-type="float">
            <text:p>41.6507520447802</text:p>
          </table:table-cell>
          <table:table-cell table:style-name="ce11" table:formula="of:=[.P19]/[.Q19]" office:value-type="float" office:value="1.25448875065779" calcext:value-type="float">
            <text:p>1.254</text:p>
          </table:table-cell>
          <table:table-cell table:style-name="ce11" table:formula="of:=[.F19]/[.O19]" office:value-type="float" office:value="11.5821861234785" calcext:value-type="float">
            <text:p>11.582</text:p>
          </table:table-cell>
          <table:table-cell table:style-name="ce11" table:formula="of:=[.J19]/[.O19]" office:value-type="float" office:value="2.89581810819039" calcext:value-type="float">
            <text:p>2.896</text:p>
          </table:table-cell>
          <table:table-cell table:number-columns-repeated="1636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0" calcext:value-type="float">
            <text:p>400</text:p>
          </table:table-cell>
          <table:table-cell office:value-type="float" office:value="1200" calcext:value-type="float">
            <text:p>1200</text:p>
          </table:table-cell>
          <table:table-cell office:value-type="float" office:value="1121" calcext:value-type="float">
            <text:p>1121</text:p>
          </table:table-cell>
          <table:table-cell office:value-type="float" office:value="1045" calcext:value-type="float">
            <text:p>1045</text:p>
          </table:table-cell>
          <table:table-cell office:value-type="float" office:value="323.052" calcext:value-type="float">
            <text:p>323.052</text:p>
          </table:table-cell>
          <table:table-cell office:value-type="float" office:value="9.17004" calcext:value-type="float">
            <text:p>9.17004</text:p>
          </table:table-cell>
          <table:table-cell office:value-type="float" office:value="83.6325" calcext:value-type="float">
            <text:p>83.6325</text:p>
          </table:table-cell>
          <table:table-cell table:style-name="ce11" table:formula="of:=[.G20]/[.H20]" office:value-type="float" office:value="0.109646847816339" calcext:value-type="float">
            <text:p>0.110</text:p>
          </table:table-cell>
          <table:table-cell office:value-type="float" office:value="81.0222" calcext:value-type="float">
            <text:p>81.0222</text:p>
          </table:table-cell>
          <table:table-cell table:style-name="ce11" table:formula="of:=[.F20]/[.J20]" office:value-type="float" office:value="3.98720350718692" calcext:value-type="float">
            <text:p>3.987</text:p>
          </table:table-cell>
          <table:table-cell office:value-type="float" office:value="34.6049" calcext:value-type="float">
            <text:p>34.6049</text:p>
          </table:table-cell>
          <table:table-cell office:value-type="float" office:value="60.1989" calcext:value-type="float">
            <text:p>60.1989</text:p>
          </table:table-cell>
          <table:table-cell table:style-name="ce11" table:formula="of:=[.L20]/[.M20]" office:value-type="float" office:value="0.574842729684429" calcext:value-type="float">
            <text:p>0.575</text:p>
          </table:table-cell>
          <table:table-cell office:value-type="float" office:value="25.4140678823529" calcext:value-type="float">
            <text:p>25.4140678823529</text:p>
          </table:table-cell>
          <table:table-cell office:value-type="float" office:value="50.5449781526052" calcext:value-type="float">
            <text:p>50.5449781526052</text:p>
          </table:table-cell>
          <table:table-cell office:value-type="float" office:value="43.8676359279366" calcext:value-type="float">
            <text:p>43.8676359279366</text:p>
          </table:table-cell>
          <table:table-cell table:style-name="ce11" table:formula="of:=[.P20]/[.Q20]" office:value-type="float" office:value="1.15221568437465" calcext:value-type="float">
            <text:p>1.152</text:p>
          </table:table-cell>
          <table:table-cell table:style-name="ce11" table:formula="of:=[.F20]/[.O20]" office:value-type="float" office:value="12.7115423432201" calcext:value-type="float">
            <text:p>12.712</text:p>
          </table:table-cell>
          <table:table-cell table:style-name="ce11" table:formula="of:=[.J20]/[.O20]" office:value-type="float" office:value="3.18808466141937" calcext:value-type="float">
            <text:p>3.188</text:p>
          </table:table-cell>
          <table:table-cell table:number-columns-repeated="1636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1" calcext:value-type="float">
            <text:p>441</text:p>
          </table:table-cell>
          <table:table-cell office:value-type="float" office:value="1323" calcext:value-type="float">
            <text:p>1323</text:p>
          </table:table-cell>
          <table:table-cell office:value-type="float" office:value="1240" calcext:value-type="float">
            <text:p>1240</text:p>
          </table:table-cell>
          <table:table-cell office:value-type="float" office:value="1160" calcext:value-type="float">
            <text:p>1160</text:p>
          </table:table-cell>
          <table:table-cell office:value-type="float" office:value="574.367" calcext:value-type="float">
            <text:p>574.367</text:p>
          </table:table-cell>
          <table:table-cell office:value-type="float" office:value="8.6458" calcext:value-type="float">
            <text:p>8.6458</text:p>
          </table:table-cell>
          <table:table-cell office:value-type="float" office:value="84.889" calcext:value-type="float">
            <text:p>84.889</text:p>
          </table:table-cell>
          <table:table-cell table:style-name="ce11" table:formula="of:=[.G21]/[.H21]" office:value-type="float" office:value="0.101848296010084" calcext:value-type="float">
            <text:p>0.102</text:p>
          </table:table-cell>
          <table:table-cell office:value-type="float" office:value="84.1108" calcext:value-type="float">
            <text:p>84.1108</text:p>
          </table:table-cell>
          <table:table-cell table:style-name="ce11" table:formula="of:=[.F21]/[.J21]" office:value-type="float" office:value="6.82869500706211" calcext:value-type="float">
            <text:p>6.829</text:p>
          </table:table-cell>
          <table:table-cell office:value-type="float" office:value="39.0669" calcext:value-type="float">
            <text:p>39.0669</text:p>
          </table:table-cell>
          <table:table-cell office:value-type="float" office:value="55.553" calcext:value-type="float">
            <text:p>55.553</text:p>
          </table:table-cell>
          <table:table-cell table:style-name="ce11" table:formula="of:=[.L21]/[.M21]" office:value-type="float" office:value="0.703236548881249" calcext:value-type="float">
            <text:p>0.703</text:p>
          </table:table-cell>
          <table:table-cell office:value-type="float" office:value="34.5494715355806" calcext:value-type="float">
            <text:p>34.5494715355806</text:p>
          </table:table-cell>
          <table:table-cell office:value-type="float" office:value="49.695899424456" calcext:value-type="float">
            <text:p>49.695899424456</text:p>
          </table:table-cell>
          <table:table-cell office:value-type="float" office:value="45.9845415826617" calcext:value-type="float">
            <text:p>45.9845415826617</text:p>
          </table:table-cell>
          <table:table-cell table:style-name="ce11" table:formula="of:=[.P21]/[.Q21]" office:value-type="float" office:value="1.08070881461595" calcext:value-type="float">
            <text:p>1.081</text:p>
          </table:table-cell>
          <table:table-cell table:style-name="ce11" table:formula="of:=[.F21]/[.O21]" office:value-type="float" office:value="16.624480041858" calcext:value-type="float">
            <text:p>16.624</text:p>
          </table:table-cell>
          <table:table-cell table:style-name="ce11" table:formula="of:=[.J21]/[.O21]" office:value-type="float" office:value="2.43450322860594" calcext:value-type="float">
            <text:p>2.435</text:p>
          </table:table-cell>
          <table:table-cell table:number-columns-repeated="1636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4" calcext:value-type="float">
            <text:p>484</text:p>
          </table:table-cell>
          <table:table-cell office:value-type="float" office:value="1440" calcext:value-type="float">
            <text:p>1440</text:p>
          </table:table-cell>
          <table:table-cell office:value-type="float" office:value="1365" calcext:value-type="float">
            <text:p>1365</text:p>
          </table:table-cell>
          <table:table-cell office:value-type="float" office:value="1281" calcext:value-type="float">
            <text:p>1281</text:p>
          </table:table-cell>
          <table:table-cell office:value-type="float" office:value="638.038" calcext:value-type="float">
            <text:p>638.038</text:p>
          </table:table-cell>
          <table:table-cell office:value-type="float" office:value="7.38895" calcext:value-type="float">
            <text:p>7.38895</text:p>
          </table:table-cell>
          <table:table-cell office:value-type="float" office:value="86.7563" calcext:value-type="float">
            <text:p>86.7563</text:p>
          </table:table-cell>
          <table:table-cell table:style-name="ce11" table:formula="of:=[.G22]/[.H22]" office:value-type="float" office:value="0.0851690309522191" calcext:value-type="float">
            <text:p>0.085</text:p>
          </table:table-cell>
          <table:table-cell office:value-type="float" office:value="92.7115" calcext:value-type="float">
            <text:p>92.7115</text:p>
          </table:table-cell>
          <table:table-cell table:style-name="ce11" table:formula="of:=[.F22]/[.J22]" office:value-type="float" office:value="6.88197257082455" calcext:value-type="float">
            <text:p>6.882</text:p>
          </table:table-cell>
          <table:table-cell office:value-type="float" office:value="33.7772" calcext:value-type="float">
            <text:p>33.7772</text:p>
          </table:table-cell>
          <table:table-cell office:value-type="float" office:value="61.5047" calcext:value-type="float">
            <text:p>61.5047</text:p>
          </table:table-cell>
          <table:table-cell table:style-name="ce11" table:formula="of:=[.L22]/[.M22]" office:value-type="float" office:value="0.54918079431328" calcext:value-type="float">
            <text:p>0.549</text:p>
          </table:table-cell>
          <table:table-cell office:value-type="float" office:value="38.0893606399187" calcext:value-type="float">
            <text:p>38.0893606399187</text:p>
          </table:table-cell>
          <table:table-cell office:value-type="float" office:value="50.1349954878969" calcext:value-type="float">
            <text:p>50.1349954878969</text:p>
          </table:table-cell>
          <table:table-cell office:value-type="float" office:value="45.7910350833572" calcext:value-type="float">
            <text:p>45.7910350833572</text:p>
          </table:table-cell>
          <table:table-cell table:style-name="ce11" table:formula="of:=[.P22]/[.Q22]" office:value-type="float" office:value="1.09486486594225" calcext:value-type="float">
            <text:p>1.095</text:p>
          </table:table-cell>
          <table:table-cell table:style-name="ce11" table:formula="of:=[.F22]/[.O22]" office:value-type="float" office:value="16.7510819105564" calcext:value-type="float">
            <text:p>16.751</text:p>
          </table:table-cell>
          <table:table-cell table:style-name="ce11" table:formula="of:=[.J22]/[.O22]" office:value-type="float" office:value="2.43405240839973" calcext:value-type="float">
            <text:p>2.434</text:p>
          </table:table-cell>
          <table:table-cell table:number-columns-repeated="1636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9" calcext:value-type="float">
            <text:p>529</text:p>
          </table:table-cell>
          <table:table-cell office:value-type="float" office:value="1575" calcext:value-type="float">
            <text:p>1575</text:p>
          </table:table-cell>
          <table:table-cell office:value-type="float" office:value="1496" calcext:value-type="float">
            <text:p>1496</text:p>
          </table:table-cell>
          <table:table-cell office:value-type="float" office:value="1408" calcext:value-type="float">
            <text:p>1408</text:p>
          </table:table-cell>
          <table:table-cell office:value-type="float" office:value="873.053" calcext:value-type="float">
            <text:p>873.053</text:p>
          </table:table-cell>
          <table:table-cell office:value-type="float" office:value="6.60948" calcext:value-type="float">
            <text:p>6.60948</text:p>
          </table:table-cell>
          <table:table-cell office:value-type="float" office:value="87.7724" calcext:value-type="float">
            <text:p>87.7724</text:p>
          </table:table-cell>
          <table:table-cell table:style-name="ce11" table:formula="of:=[.G23]/[.H23]" office:value-type="float" office:value="0.0753024868865384" calcext:value-type="float">
            <text:p>0.075</text:p>
          </table:table-cell>
          <table:table-cell office:value-type="float" office:value="105.039" calcext:value-type="float">
            <text:p>105.039</text:p>
          </table:table-cell>
          <table:table-cell table:style-name="ce11" table:formula="of:=[.F23]/[.J23]" office:value-type="float" office:value="8.31170327211798" calcext:value-type="float">
            <text:p>8.312</text:p>
          </table:table-cell>
          <table:table-cell office:value-type="float" office:value="32.5159" calcext:value-type="float">
            <text:p>32.5159</text:p>
          </table:table-cell>
          <table:table-cell office:value-type="float" office:value="63.3932" calcext:value-type="float">
            <text:p>63.3932</text:p>
          </table:table-cell>
          <table:table-cell table:style-name="ce11" table:formula="of:=[.L23]/[.M23]" office:value-type="float" office:value="0.512924099114732" calcext:value-type="float">
            <text:p>0.513</text:p>
          </table:table-cell>
          <table:table-cell office:value-type="float" office:value="46.0240460245637" calcext:value-type="float">
            <text:p>46.0240460245637</text:p>
          </table:table-cell>
          <table:table-cell office:value-type="float" office:value="48.593955815166" calcext:value-type="float">
            <text:p>48.593955815166</text:p>
          </table:table-cell>
          <table:table-cell office:value-type="float" office:value="47.7820889592252" calcext:value-type="float">
            <text:p>47.7820889592252</text:p>
          </table:table-cell>
          <table:table-cell table:style-name="ce11" table:formula="of:=[.P23]/[.Q23]" office:value-type="float" office:value="1.01699102893207" calcext:value-type="float">
            <text:p>1.017</text:p>
          </table:table-cell>
          <table:table-cell table:style-name="ce11" table:formula="of:=[.F23]/[.O23]" office:value-type="float" office:value="18.9694969350161" calcext:value-type="float">
            <text:p>18.969</text:p>
          </table:table-cell>
          <table:table-cell table:style-name="ce11" table:formula="of:=[.J23]/[.O23]" office:value-type="float" office:value="2.28226349208714" calcext:value-type="float">
            <text:p>2.282</text:p>
          </table:table-cell>
          <table:table-cell table:number-columns-repeated="1636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3"/>
          <table:table-cell office:value-type="float" office:value="50.9164788244766" calcext:value-type="float">
            <text:p>50.9164788244766</text:p>
          </table:table-cell>
          <table:table-cell office:value-type="float" office:value="48.1574688700316" calcext:value-type="float">
            <text:p>48.1574688700316</text:p>
          </table:table-cell>
          <table:table-cell office:value-type="float" office:value="48.4089771865933" calcext:value-type="float">
            <text:p>48.4089771865933</text:p>
          </table:table-cell>
          <table:table-cell table:number-columns-repeated="1636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25" calcext:value-type="float">
            <text:p>625</text:p>
          </table:table-cell>
          <table:table-cell office:value-type="float" office:value="1863" calcext:value-type="float">
            <text:p>1863</text:p>
          </table:table-cell>
          <table:table-cell office:value-type="float" office:value="1776" calcext:value-type="float">
            <text:p>1776</text:p>
          </table:table-cell>
          <table:table-cell office:value-type="float" office:value="1680" calcext:value-type="float">
            <text:p>1680</text:p>
          </table:table-cell>
          <table:table-cell table:number-columns-repeated="4"/>
          <table:table-cell office:value-type="float" office:value="138.187" calcext:value-type="float">
            <text:p>138.187</text:p>
          </table:table-cell>
          <table:table-cell/>
          <table:table-cell office:value-type="float" office:value="30.1511" calcext:value-type="float">
            <text:p>30.1511</text:p>
          </table:table-cell>
          <table:table-cell office:value-type="float" office:value="66.3479" calcext:value-type="float">
            <text:p>66.3479</text:p>
          </table:table-cell>
          <table:table-cell/>
          <table:table-cell office:value-type="float" office:value="54.0407171150972" calcext:value-type="float">
            <text:p>54.0407171150972</text:p>
          </table:table-cell>
          <table:table-cell office:value-type="float" office:value="48.3820178245574" calcext:value-type="float">
            <text:p>48.3820178245574</text:p>
          </table:table-cell>
          <table:table-cell office:value-type="float" office:value="48.6081354576252" calcext:value-type="float">
            <text:p>48.6081354576252</text:p>
          </table:table-cell>
          <table:table-cell table:number-columns-repeated="1636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3"/>
          <table:table-cell office:value-type="float" office:value="62.2144693599161" calcext:value-type="float">
            <text:p>62.2144693599161</text:p>
          </table:table-cell>
          <table:table-cell office:value-type="float" office:value="48.0139606706884" calcext:value-type="float">
            <text:p>48.0139606706884</text:p>
          </table:table-cell>
          <table:table-cell office:value-type="float" office:value="49.1288723921399" calcext:value-type="float">
            <text:p>49.1288723921399</text:p>
          </table:table-cell>
          <table:table-cell table:number-columns-repeated="1636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3"/>
          <table:table-cell office:value-type="float" office:value="65.1478353982302" calcext:value-type="float">
            <text:p>65.1478353982302</text:p>
          </table:table-cell>
          <table:table-cell office:value-type="float" office:value="47.5928509299363" calcext:value-type="float">
            <text:p>47.5928509299363</text:p>
          </table:table-cell>
          <table:table-cell office:value-type="float" office:value="49.6418788630563" calcext:value-type="float">
            <text:p>49.6418788630563</text:p>
          </table:table-cell>
          <table:table-cell table:number-columns-repeated="1636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3"/>
          <table:table-cell office:value-type="float" office:value="76.1477623880596" calcext:value-type="float">
            <text:p>76.1477623880596</text:p>
          </table:table-cell>
          <table:table-cell office:value-type="float" office:value="48.3450977346463" calcext:value-type="float">
            <text:p>48.3450977346463</text:p>
          </table:table-cell>
          <table:table-cell office:value-type="float" office:value="49.442116344492" calcext:value-type="float">
            <text:p>49.442116344492</text:p>
          </table:table-cell>
          <table:table-cell table:number-columns-repeated="1636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3"/>
          <table:table-cell office:value-type="float" office:value="82.5461668292683" calcext:value-type="float">
            <text:p>82.5461668292683</text:p>
          </table:table-cell>
          <table:table-cell office:value-type="float" office:value="48.0050711843485" calcext:value-type="float">
            <text:p>48.0050711843485</text:p>
          </table:table-cell>
          <table:table-cell office:value-type="float" office:value="49.7442402106016" calcext:value-type="float">
            <text:p>49.7442402106016</text:p>
          </table:table-cell>
          <table:table-cell table:number-columns-repeated="1636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521.741" calcext:value-type="float">
            <text:p>521.741</text:p>
          </table:table-cell>
          <table:table-cell/>
          <table:table-cell office:value-type="float" office:value="19.12" calcext:value-type="float">
            <text:p>19.12</text:p>
          </table:table-cell>
          <table:table-cell office:value-type="float" office:value="78.3738" calcext:value-type="float">
            <text:p>78.3738</text:p>
          </table:table-cell>
          <table:table-cell table:number-columns-repeated="1637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61" calcext:value-type="float">
            <text:p>961</text:p>
          </table:table-cell>
          <table:table-cell office:value-type="float" office:value="2871" calcext:value-type="float">
            <text:p>2871</text:p>
          </table:table-cell>
          <table:table-cell office:value-type="float" office:value="2760" calcext:value-type="float">
            <text:p>2760</text:p>
          </table:table-cell>
          <table:table-cell office:value-type="float" office:value="2640" calcext:value-type="float">
            <text:p>2640</text:p>
          </table:table-cell>
          <table:table-cell table:number-columns-repeated="4"/>
          <table:table-cell office:value-type="float" office:value="543.035" calcext:value-type="float">
            <text:p>543.035</text:p>
          </table:table-cell>
          <table:table-cell/>
          <table:table-cell office:value-type="float" office:value="20.3883" calcext:value-type="float">
            <text:p>20.3883</text:p>
          </table:table-cell>
          <table:table-cell office:value-type="float" office:value="77.489" calcext:value-type="float">
            <text:p>77.489</text:p>
          </table:table-cell>
          <table:table-cell/>
          <table:table-cell office:value-type="float" office:value="260.314" calcext:value-type="float">
            <text:p>260.314</text:p>
          </table:table-cell>
          <table:table-cell office:value-type="float" office:value="48.1576" calcext:value-type="float">
            <text:p>48.1576</text:p>
          </table:table-cell>
          <table:table-cell office:value-type="float" office:value="48.2566" calcext:value-type="float">
            <text:p>48.2566</text:p>
          </table:table-cell>
          <table:table-cell table:number-columns-repeated="1636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638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638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638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638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2"/>
          <table:table-cell>
            <draw:frame draw:z-index="1" draw:style-name="gr1" draw:text-style-name="P1" svg:width="4.55in" svg:height="3.6in" svg:x="0.4425in" svg:y="0.1173in">
              <draw:object draw:notify-on-update-of-ranges="Sheet1.B2:Sheet1.B23 Sheet1.I1:Sheet1.I1 Sheet1.I2:Sheet1.I23 Sheet1.B2:Sheet1.B23 Sheet1.N1:Sheet1.N1 Sheet1.N2:Sheet1.N23 Sheet1.B2:Sheet1.B23 Sheet1.R1:Sheet1.R1 Sheet1.R2:Sheet1.R2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371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number-columns-repeated="6"/>
          <table:table-cell>
            <draw:frame table:end-cell-address="Sheet1.K71" table:end-x="0.1622in" table:end-y="0.1177in" draw:z-index="0" draw:style-name="gr1" draw:text-style-name="P1" svg:width="4.55in" svg:height="3.6in" svg:x="0.5713in" svg:y="0.0732in">
              <draw:object draw:notify-on-update-of-ranges="Sheet1.B2:Sheet1.B23 Sheet1.F1:Sheet1.F1 Sheet1.F2:Sheet1.F23 Sheet1.B2:Sheet1.B23 Sheet1.J1:Sheet1.J1 Sheet1.J2:Sheet1.J23 Sheet1.B2:Sheet1.B23 Sheet1.O1:Sheet1.O1 Sheet1.O2:Sheet1.O2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377"/>
        </table:table-row>
        <table:table-row table:style-name="ro1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8">00/00/0000</text:date>, <text:time style:data-style-name="N2" text:time-value="14:32:53.6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2T13:53:23.086000000</meta:creation-date>
    <dc:date>2024-12-08T15:43:18.671000000</dc:date>
    <meta:editing-duration>PT2H20M34S</meta:editing-duration>
    <meta:editing-cycles>6</meta:editing-cycles>
    <meta:generator>LibreOffice/24.8.3.2$Windows_X86_64 LibreOffice_project/48a6bac9e7e268aeb4c3483fcf825c94556d9f92</meta:generator>
    <meta:document-statistic meta:table-count="1" meta:cell-count="492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3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558cm" svg:height="9.145cm" xlink:href=".." xlink:type="simple" chart:class="chart:scatter" chart:style-name="ch1">
        <chart:legend chart:legend-position="end" svg:x="2.088cm" svg:y="0.857cm" style:legend-expansion="custom" svg:width="2.137cm" svg:height="1.638cm" style:legend-expansion-aspect-ratio="1.3046398046398" chart:style-name="ch2"/>
        <chart:plot-area chart:style-name="ch3" table:cell-range-address="Sheet1.B8:Sheet1.B23 Sheet1.K1:Sheet1.K1 Sheet1.K8:Sheet1.K23 Sheet1.S1:Sheet1.T1 Sheet1.S8:Sheet1.T23" chart:data-source-has-labels="row" svg:x="0.398cm" svg:y="0.185cm" svg:width="10.683cm" svg:height="8.763cm">
          <chart:coordinate-region svg:x="1.75cm" svg:y="0.387cm" svg:width="9.029cm" svg:height="7.9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8:Sheet1.K23" chart:label-cell-address="Sheet1.K1:Sheet1.K1" chart:class="chart:scatter">
            <chart:domain table:cell-range-address="Sheet1.B8:Sheet1.B23"/>
            <chart:data-point chart:repeated="16"/>
          </chart:series>
          <chart:series chart:style-name="ch8" chart:values-cell-range-address="Sheet1.S8:Sheet1.S23" chart:label-cell-address="Sheet1.S1:Sheet1.S1" chart:class="chart:scatter">
            <chart:data-point chart:repeated="16"/>
          </chart:series>
          <chart:series chart:style-name="ch9" chart:values-cell-range-address="Sheet1.T8:Sheet1.T23" chart:label-cell-address="Sheet1.T1:Sheet1.T1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/S</text:p>
                <draw:g>
                  <svg:desc>Sheet1.K1:Sheet1.K1</svg:desc>
                </draw:g>
              </table:table-cell>
              <table:table-cell office:value-type="string">
                <text:p>D/P</text:p>
                <draw:g>
                  <svg:desc>Sheet1.S1:Sheet1.S1</svg:desc>
                </draw:g>
              </table:table-cell>
              <table:table-cell office:value-type="string">
                <text:p>S/P</text:p>
                <draw:g>
                  <svg:desc>Sheet1.T1:Sheet1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Sheet1.B8:Sheet1.B23</svg:desc>
                </draw:g>
              </table:table-cell>
              <table:table-cell office:value-type="float" office:value="1.07239790549577">
                <text:p>1.07239790549577</text:p>
                <draw:g>
                  <svg:desc>Sheet1.K8:Sheet1.K23</svg:desc>
                </draw:g>
              </table:table-cell>
              <table:table-cell office:value-type="float" office:value="1.2875893123476">
                <text:p>1.2875893123476</text:p>
                <draw:g>
                  <svg:desc>Sheet1.S8:Sheet1.S23</svg:desc>
                </draw:g>
              </table:table-cell>
              <table:table-cell office:value-type="float" office:value="1.20066377018178">
                <text:p>1.20066377018178</text:p>
                <draw:g>
                  <svg:desc>Sheet1.T8:Sheet1.T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">
                <text:p>81</text:p>
              </table:table-cell>
              <table:table-cell office:value-type="float" office:value="1.01707938879236">
                <text:p>1.01707938879236</text:p>
              </table:table-cell>
              <table:table-cell office:value-type="float" office:value="0.765586930772499">
                <text:p>0.765586930772499</text:p>
              </table:table-cell>
              <table:table-cell office:value-type="float" office:value="0.752730749643374">
                <text:p>0.7527307496433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.28232356798786">
                <text:p>1.28232356798786</text:p>
              </table:table-cell>
              <table:table-cell office:value-type="float" office:value="0.666693049097457">
                <text:p>0.666693049097457</text:p>
              </table:table-cell>
              <table:table-cell office:value-type="float" office:value="0.519910158201014">
                <text:p>0.519910158201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1">
                <text:p>121</text:p>
              </table:table-cell>
              <table:table-cell office:value-type="float" office:value="2.12956595132778">
                <text:p>2.12956595132778</text:p>
              </table:table-cell>
              <table:table-cell office:value-type="float" office:value="1.47435493841437">
                <text:p>1.47435493841437</text:p>
              </table:table-cell>
              <table:table-cell office:value-type="float" office:value="0.692326498503187">
                <text:p>0.6923264985031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4">
                <text:p>144</text:p>
              </table:table-cell>
              <table:table-cell office:value-type="float" office:value="5.02695605637972">
                <text:p>5.02695605637972</text:p>
              </table:table-cell>
              <table:table-cell office:value-type="float" office:value="3.36084095641023">
                <text:p>3.36084095641023</text:p>
              </table:table-cell>
              <table:table-cell office:value-type="float" office:value="0.668563822463692">
                <text:p>0.6685638224636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9">
                <text:p>169</text:p>
              </table:table-cell>
              <table:table-cell office:value-type="float" office:value="2.64103074936111">
                <text:p>2.64103074936111</text:p>
              </table:table-cell>
              <table:table-cell office:value-type="float" office:value="3.92984220480687">
                <text:p>3.92984220480687</text:p>
              </table:table-cell>
              <table:table-cell office:value-type="float" office:value="1.48799562661568">
                <text:p>1.48799562661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6">
                <text:p>196</text:p>
              </table:table-cell>
              <table:table-cell office:value-type="float" office:value="2.50330382691486">
                <text:p>2.50330382691486</text:p>
              </table:table-cell>
              <table:table-cell office:value-type="float" office:value="5.14734134014949">
                <text:p>5.14734134014949</text:p>
              </table:table-cell>
              <table:table-cell office:value-type="float" office:value="2.05621917915302">
                <text:p>2.056219179153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5">
                <text:p>225</text:p>
              </table:table-cell>
              <table:table-cell office:value-type="float" office:value="2.66152732055702">
                <text:p>2.66152732055702</text:p>
              </table:table-cell>
              <table:table-cell office:value-type="float" office:value="5.61419675409371">
                <text:p>5.61419675409371</text:p>
              </table:table-cell>
              <table:table-cell office:value-type="float" office:value="2.10938911305962">
                <text:p>2.109389113059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3.52161722413348">
                <text:p>3.52161722413348</text:p>
              </table:table-cell>
              <table:table-cell office:value-type="float" office:value="7.51829096682251">
                <text:p>7.51829096682251</text:p>
              </table:table-cell>
              <table:table-cell office:value-type="float" office:value="2.13489726120716">
                <text:p>2.134897261207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9">
                <text:p>289</text:p>
              </table:table-cell>
              <table:table-cell office:value-type="float" office:value="2.99915471051653">
                <text:p>2.99915471051653</text:p>
              </table:table-cell>
              <table:table-cell office:value-type="float" office:value="7.27690953262829">
                <text:p>7.27690953262829</text:p>
              </table:table-cell>
              <table:table-cell office:value-type="float" office:value="2.42632015851394">
                <text:p>2.426320158513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4">
                <text:p>324</text:p>
              </table:table-cell>
              <table:table-cell office:value-type="float" office:value="4.15233701063756">
                <text:p>4.15233701063756</text:p>
              </table:table-cell>
              <table:table-cell office:value-type="float" office:value="10.6736173968033">
                <text:p>10.6736173968033</text:p>
              </table:table-cell>
              <table:table-cell office:value-type="float" office:value="2.57050845571045">
                <text:p>2.57050845571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1">
                <text:p>361</text:p>
              </table:table-cell>
              <table:table-cell office:value-type="float" office:value="3.9996248696422">
                <text:p>3.9996248696422</text:p>
              </table:table-cell>
              <table:table-cell office:value-type="float" office:value="11.5821861234785">
                <text:p>11.5821861234785</text:p>
              </table:table-cell>
              <table:table-cell office:value-type="float" office:value="2.89581810819039">
                <text:p>2.895818108190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3.98720350718692">
                <text:p>3.98720350718692</text:p>
              </table:table-cell>
              <table:table-cell office:value-type="float" office:value="12.7115423432201">
                <text:p>12.7115423432201</text:p>
              </table:table-cell>
              <table:table-cell office:value-type="float" office:value="3.18808466141937">
                <text:p>3.188084661419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1">
                <text:p>441</text:p>
              </table:table-cell>
              <table:table-cell office:value-type="float" office:value="6.82869500706211">
                <text:p>6.82869500706211</text:p>
              </table:table-cell>
              <table:table-cell office:value-type="float" office:value="16.624480041858">
                <text:p>16.624480041858</text:p>
              </table:table-cell>
              <table:table-cell office:value-type="float" office:value="2.43450322860594">
                <text:p>2.434503228605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4">
                <text:p>484</text:p>
              </table:table-cell>
              <table:table-cell office:value-type="float" office:value="6.88197257082455">
                <text:p>6.88197257082455</text:p>
              </table:table-cell>
              <table:table-cell office:value-type="float" office:value="16.7510819105564">
                <text:p>16.7510819105564</text:p>
              </table:table-cell>
              <table:table-cell office:value-type="float" office:value="2.43405240839973">
                <text:p>2.434052408399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9">
                <text:p>529</text:p>
              </table:table-cell>
              <table:table-cell office:value-type="float" office:value="8.31170327211798">
                <text:p>8.31170327211798</text:p>
              </table:table-cell>
              <table:table-cell office:value-type="float" office:value="18.9694969350161">
                <text:p>18.9694969350161</text:p>
              </table:table-cell>
              <table:table-cell office:value-type="float" office:value="2.28226349208714">
                <text:p>2.28226349208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3.2$Windows_X86_64 LibreOffice_project/48a6bac9e7e268aeb4c3483fcf825c94556d9f9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558cm" svg:height="9.145cm" xlink:href=".." xlink:type="simple" chart:class="chart:scatter" chart:style-name="ch1">
        <chart:legend chart:legend-position="end" svg:x="1.356cm" svg:y="0.957cm" style:legend-expansion="custom" svg:width="2.503cm" svg:height="1.637cm" style:legend-expansion-aspect-ratio="1.52901649358583" chart:style-name="ch2"/>
        <chart:plot-area chart:style-name="ch3" table:cell-range-address="Sheet1.B2:Sheet1.B23 Sheet1.F1:Sheet1.F23 Sheet1.J1:Sheet1.J23 Sheet1.O1:Sheet1.O23" chart:data-source-has-labels="row" svg:x="0.079cm" svg:y="0.184cm" svg:width="11.35cm" svg:height="8.767cm">
          <chart:coordinate-region svg:x="1.13cm" svg:y="0.387cm" svg:width="9.997cm" svg:height="7.9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23" chart:label-cell-address="Sheet1.F1:Sheet1.F1" chart:class="chart:scatter">
            <chart:domain table:cell-range-address="Sheet1.B2:Sheet1.B23"/>
            <chart:data-point chart:repeated="22"/>
          </chart:series>
          <chart:series chart:style-name="ch8" chart:values-cell-range-address="Sheet1.J2:Sheet1.J23" chart:label-cell-address="Sheet1.J1:Sheet1.J1" chart:class="chart:scatter">
            <chart:data-point chart:repeated="22"/>
          </chart:series>
          <chart:series chart:style-name="ch9" chart:values-cell-range-address="Sheet1.O2:Sheet1.O23" chart:label-cell-address="Sheet1.O1:Sheet1.O1" chart:class="chart:scatter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nse </text:p>
                <draw:g>
                  <svg:desc>Sheet1.F1:Sheet1.F1</svg:desc>
                </draw:g>
              </table:table-cell>
              <table:table-cell office:value-type="string">
                <text:p>Sparse</text:p>
                <draw:g>
                  <svg:desc>Sheet1.J1:Sheet1.J1</svg:desc>
                </draw:g>
              </table:table-cell>
              <table:table-cell office:value-type="string">
                <text:p>Pardiso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B2:Sheet1.B23</svg:desc>
                </draw:g>
              </table:table-cell>
              <table:table-cell office:value-type="float" office:value="2.14568">
                <text:p>2.14568</text:p>
                <draw:g>
                  <svg:desc>Sheet1.F2:Sheet1.F23</svg:desc>
                </draw:g>
              </table:table-cell>
              <table:table-cell office:value-type="float" office:value="1.9417">
                <text:p>1.9417</text:p>
                <draw:g>
                  <svg:desc>Sheet1.J2:Sheet1.J23</svg:desc>
                </draw:g>
              </table:table-cell>
              <table:table-cell office:value-type="float" office:value="1.0687338980121">
                <text:p>1.0687338980121</text:p>
                <draw:g>
                  <svg:desc>Sheet1.O2:Sheet1.O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2.09046">
                <text:p>2.09046</text:p>
              </table:table-cell>
              <table:table-cell office:value-type="float" office:value="1.86291">
                <text:p>1.86291</text:p>
              </table:table-cell>
              <table:table-cell office:value-type="float" office:value="1.0606350809818">
                <text:p>1.0606350809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.19543">
                <text:p>2.19543</text:p>
              </table:table-cell>
              <table:table-cell office:value-type="float" office:value="1.87658">
                <text:p>1.87658</text:p>
              </table:table-cell>
              <table:table-cell office:value-type="float" office:value="1.08684183350124">
                <text:p>1.086841833501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.26691">
                <text:p>2.26691</text:p>
              </table:table-cell>
              <table:table-cell office:value-type="float" office:value="1.9805">
                <text:p>1.9805</text:p>
              </table:table-cell>
              <table:table-cell office:value-type="float" office:value="1.19685605798946">
                <text:p>1.196856057989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2.32498">
                <text:p>2.32498</text:p>
              </table:table-cell>
              <table:table-cell office:value-type="float" office:value="2.02624">
                <text:p>2.02624</text:p>
              </table:table-cell>
              <table:table-cell office:value-type="float" office:value="1.3480964953271">
                <text:p>1.34809649532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2.26632">
                <text:p>2.26632</text:p>
              </table:table-cell>
              <table:table-cell office:value-type="float" office:value="2.17572">
                <text:p>2.17572</text:p>
              </table:table-cell>
              <table:table-cell office:value-type="float" office:value="1.73486840400329">
                <text:p>1.734868404003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2.55798">
                <text:p>2.55798</text:p>
              </table:table-cell>
              <table:table-cell office:value-type="float" office:value="2.38529">
                <text:p>2.38529</text:p>
              </table:table-cell>
              <table:table-cell office:value-type="float" office:value="1.98664277147203">
                <text:p>1.986642771472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">
                <text:p>81</text:p>
              </table:table-cell>
              <table:table-cell office:value-type="float" office:value="3.13174">
                <text:p>3.13174</text:p>
              </table:table-cell>
              <table:table-cell office:value-type="float" office:value="3.07915">
                <text:p>3.07915</text:p>
              </table:table-cell>
              <table:table-cell office:value-type="float" office:value="4.09063931752334">
                <text:p>4.09063931752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4.36049">
                <text:p>4.36049</text:p>
              </table:table-cell>
              <table:table-cell office:value-type="float" office:value="3.40046">
                <text:p>3.40046</text:p>
              </table:table-cell>
              <table:table-cell office:value-type="float" office:value="6.54047616951018">
                <text:p>6.54047616951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1">
                <text:p>121</text:p>
              </table:table-cell>
              <table:table-cell office:value-type="float" office:value="10.8998">
                <text:p>10.8998</text:p>
              </table:table-cell>
              <table:table-cell office:value-type="float" office:value="5.11832">
                <text:p>5.11832</text:p>
              </table:table-cell>
              <table:table-cell office:value-type="float" office:value="7.39292806366048">
                <text:p>7.392928063660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">
                <text:p>144</text:p>
              </table:table-cell>
              <table:table-cell office:value-type="float" office:value="29.2132">
                <text:p>29.2132</text:p>
              </table:table-cell>
              <table:table-cell office:value-type="float" office:value="5.81131">
                <text:p>5.81131</text:p>
              </table:table-cell>
              <table:table-cell office:value-type="float" office:value="8.69222923038974">
                <text:p>8.69222923038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9">
                <text:p>169</text:p>
              </table:table-cell>
              <table:table-cell office:value-type="float" office:value="38.4439">
                <text:p>38.4439</text:p>
              </table:table-cell>
              <table:table-cell office:value-type="float" office:value="14.5564">
                <text:p>14.5564</text:p>
              </table:table-cell>
              <table:table-cell office:value-type="float" office:value="9.78255563365281">
                <text:p>9.782555633652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6">
                <text:p>196</text:p>
              </table:table-cell>
              <table:table-cell office:value-type="float" office:value="58.0018">
                <text:p>58.0018</text:p>
              </table:table-cell>
              <table:table-cell office:value-type="float" office:value="23.1701">
                <text:p>23.1701</text:p>
              </table:table-cell>
              <table:table-cell office:value-type="float" office:value="11.2683026376323">
                <text:p>11.26830263763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5">
                <text:p>225</text:p>
              </table:table-cell>
              <table:table-cell office:value-type="float" office:value="72.0361">
                <text:p>72.0361</text:p>
              </table:table-cell>
              <table:table-cell office:value-type="float" office:value="27.0657">
                <text:p>27.0657</text:p>
              </table:table-cell>
              <table:table-cell office:value-type="float" office:value="12.8310608187135">
                <text:p>12.83106081871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6">
                <text:p>256</text:p>
              </table:table-cell>
              <table:table-cell office:value-type="float" office:value="117.31">
                <text:p>117.31</text:p>
              </table:table-cell>
              <table:table-cell office:value-type="float" office:value="33.3114">
                <text:p>33.3114</text:p>
              </table:table-cell>
              <table:table-cell office:value-type="float" office:value="15.6032801227936">
                <text:p>15.60328012279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9">
                <text:p>289</text:p>
              </table:table-cell>
              <table:table-cell office:value-type="float" office:value="133.053">
                <text:p>133.053</text:p>
              </table:table-cell>
              <table:table-cell office:value-type="float" office:value="44.3635">
                <text:p>44.3635</text:p>
              </table:table-cell>
              <table:table-cell office:value-type="float" office:value="18.2842729325431">
                <text:p>18.28427293254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4">
                <text:p>324</text:p>
              </table:table-cell>
              <table:table-cell office:value-type="float" office:value="210.592">
                <text:p>210.592</text:p>
              </table:table-cell>
              <table:table-cell office:value-type="float" office:value="50.7165">
                <text:p>50.7165</text:p>
              </table:table-cell>
              <table:table-cell office:value-type="float" office:value="19.7301432280186">
                <text:p>19.73014322801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1">
                <text:p>361</text:p>
              </table:table-cell>
              <table:table-cell office:value-type="float" office:value="266.549">
                <text:p>266.549</text:p>
              </table:table-cell>
              <table:table-cell office:value-type="float" office:value="66.6435">
                <text:p>66.6435</text:p>
              </table:table-cell>
              <table:table-cell office:value-type="float" office:value="23.013703730738">
                <text:p>23.0137037307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">
                <text:p>400</text:p>
              </table:table-cell>
              <table:table-cell office:value-type="float" office:value="323.052">
                <text:p>323.052</text:p>
              </table:table-cell>
              <table:table-cell office:value-type="float" office:value="81.0222">
                <text:p>81.0222</text:p>
              </table:table-cell>
              <table:table-cell office:value-type="float" office:value="25.4140678823529">
                <text:p>25.41406788235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1">
                <text:p>441</text:p>
              </table:table-cell>
              <table:table-cell office:value-type="float" office:value="574.367">
                <text:p>574.367</text:p>
              </table:table-cell>
              <table:table-cell office:value-type="float" office:value="84.1108">
                <text:p>84.1108</text:p>
              </table:table-cell>
              <table:table-cell office:value-type="float" office:value="34.5494715355806">
                <text:p>34.54947153558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4">
                <text:p>484</text:p>
              </table:table-cell>
              <table:table-cell office:value-type="float" office:value="638.038">
                <text:p>638.038</text:p>
              </table:table-cell>
              <table:table-cell office:value-type="float" office:value="92.7115">
                <text:p>92.7115</text:p>
              </table:table-cell>
              <table:table-cell office:value-type="float" office:value="38.0893606399187">
                <text:p>38.08936063991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9">
                <text:p>529</text:p>
              </table:table-cell>
              <table:table-cell office:value-type="float" office:value="873.053">
                <text:p>873.053</text:p>
              </table:table-cell>
              <table:table-cell office:value-type="float" office:value="105.039">
                <text:p>105.039</text:p>
              </table:table-cell>
              <table:table-cell office:value-type="float" office:value="46.0240460245637">
                <text:p>46.02404602456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3.2$Windows_X86_64 LibreOffice_project/48a6bac9e7e268aeb4c3483fcf825c94556d9f9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3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558cm" svg:height="9.145cm" xlink:href=".." xlink:type="simple" chart:class="chart:scatter" chart:style-name="ch1">
        <chart:legend chart:legend-position="end" svg:x="7.825cm" svg:y="0.934cm" style:legend-expansion="custom" svg:width="2.795cm" svg:height="1.636cm" style:legend-expansion-aspect-ratio="1.70843520782396" chart:style-name="ch2"/>
        <chart:plot-area chart:style-name="ch3" table:cell-range-address="Sheet1.B2:Sheet1.B23 Sheet1.I1:Sheet1.I23 Sheet1.N1:Sheet1.N23 Sheet1.R1:Sheet1.R23" chart:data-source-has-labels="row" svg:x="0.146cm" svg:y="0.182cm" svg:width="11.287cm" svg:height="8.761cm">
          <chart:coordinate-region svg:x="1.297cm" svg:y="0.384cm" svg:width="9.834cm" svg:height="7.9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2:Sheet1.I23" chart:label-cell-address="Sheet1.I1:Sheet1.I1" chart:class="chart:scatter">
            <chart:domain table:cell-range-address="Sheet1.B2:Sheet1.B23"/>
            <chart:data-point chart:repeated="22"/>
          </chart:series>
          <chart:series chart:style-name="ch8" chart:values-cell-range-address="Sheet1.N2:Sheet1.N23" chart:label-cell-address="Sheet1.N1:Sheet1.N1" chart:class="chart:scatter">
            <chart:data-point chart:repeated="22"/>
          </chart:series>
          <chart:series chart:style-name="ch9" chart:values-cell-range-address="Sheet1.R2:Sheet1.R23" chart:label-cell-address="Sheet1.R1:Sheet1.R1" chart:class="chart:scatter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nse F/S</text:p>
                <draw:g>
                  <svg:desc>Sheet1.I1:Sheet1.I1</svg:desc>
                </draw:g>
              </table:table-cell>
              <table:table-cell office:value-type="string">
                <text:p>Sparse F/S</text:p>
                <draw:g>
                  <svg:desc>Sheet1.N1:Sheet1.N1</svg:desc>
                </draw:g>
              </table:table-cell>
              <table:table-cell office:value-type="string">
                <text:p>Pardiso F/S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B2:Sheet1.B23</svg:desc>
                </draw:g>
              </table:table-cell>
              <table:table-cell office:value-type="float" office:value="1.18875346975663">
                <text:p>1.18875346975663</text:p>
                <draw:g>
                  <svg:desc>Sheet1.I2:Sheet1.I23</svg:desc>
                </draw:g>
              </table:table-cell>
              <table:table-cell office:value-type="float" office:value="1.1784348830953">
                <text:p>1.1784348830953</text:p>
                <draw:g>
                  <svg:desc>Sheet1.N2:Sheet1.N23</svg:desc>
                </draw:g>
              </table:table-cell>
              <table:table-cell office:value-type="float" office:value="0.0496491826051524">
                <text:p>0.0496491826051524</text:p>
                <draw:g>
                  <svg:desc>Sheet1.R2:Sheet1.R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4.0067270547489">
                <text:p>4.0067270547489</text:p>
              </table:table-cell>
              <table:table-cell office:value-type="float" office:value="0.328061834448359">
                <text:p>0.328061834448359</text:p>
              </table:table-cell>
              <table:table-cell office:value-type="float" office:value="0.170571427109112">
                <text:p>0.170571427109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3.85584339320903">
                <text:p>3.85584339320903</text:p>
              </table:table-cell>
              <table:table-cell office:value-type="float" office:value="2.93167958172648">
                <text:p>2.93167958172648</text:p>
              </table:table-cell>
              <table:table-cell office:value-type="float" office:value="0.359970213594585">
                <text:p>0.359970213594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3.16612027050569">
                <text:p>3.16612027050569</text:p>
              </table:table-cell>
              <table:table-cell office:value-type="float" office:value="1.867116190235">
                <text:p>1.867116190235</text:p>
              </table:table-cell>
              <table:table-cell office:value-type="float" office:value="0.547893763952047">
                <text:p>0.5478937639520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2.49643893993874">
                <text:p>2.49643893993874</text:p>
              </table:table-cell>
              <table:table-cell office:value-type="float" office:value="1.72803178069578">
                <text:p>1.72803178069578</text:p>
              </table:table-cell>
              <table:table-cell office:value-type="float" office:value="0.669666095381799">
                <text:p>0.669666095381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1.72642147738543">
                <text:p>1.72642147738543</text:p>
              </table:table-cell>
              <table:table-cell office:value-type="float" office:value="1.52126002697652">
                <text:p>1.52126002697652</text:p>
              </table:table-cell>
              <table:table-cell office:value-type="float" office:value="0.678916477128482">
                <text:p>0.6789164771284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.29417169691505">
                <text:p>1.29417169691505</text:p>
              </table:table-cell>
              <table:table-cell office:value-type="float" office:value="1.14471334396519">
                <text:p>1.14471334396519</text:p>
              </table:table-cell>
              <table:table-cell office:value-type="float" office:value="0.862767522332336">
                <text:p>0.8627675223323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">
                <text:p>81</text:p>
              </table:table-cell>
              <table:table-cell office:value-type="float" office:value="0.981835015418047">
                <text:p>0.981835015418047</text:p>
              </table:table-cell>
              <table:table-cell office:value-type="float" office:value="1.22324363767669">
                <text:p>1.22324363767669</text:p>
              </table:table-cell>
              <table:table-cell office:value-type="float" office:value="0.886772894726645">
                <text:p>0.8867728947266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.688507494343891">
                <text:p>0.688507494343891</text:p>
              </table:table-cell>
              <table:table-cell office:value-type="float" office:value="0.955408376824648">
                <text:p>0.955408376824648</text:p>
              </table:table-cell>
              <table:table-cell office:value-type="float" office:value="0.876590257312039">
                <text:p>0.8765902573120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1">
                <text:p>121</text:p>
              </table:table-cell>
              <table:table-cell office:value-type="float" office:value="0.564578488336772">
                <text:p>0.564578488336772</text:p>
              </table:table-cell>
              <table:table-cell office:value-type="float" office:value="0.894784547874254">
                <text:p>0.894784547874254</text:p>
              </table:table-cell>
              <table:table-cell office:value-type="float" office:value="0.98933584167032">
                <text:p>0.98933584167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">
                <text:p>144</text:p>
              </table:table-cell>
              <table:table-cell office:value-type="float" office:value="0.447697333831299">
                <text:p>0.447697333831299</text:p>
              </table:table-cell>
              <table:table-cell office:value-type="float" office:value="0.826581641527719">
                <text:p>0.826581641527719</text:p>
              </table:table-cell>
              <table:table-cell office:value-type="float" office:value="1.00797577125397">
                <text:p>1.007975771253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9">
                <text:p>169</text:p>
              </table:table-cell>
              <table:table-cell office:value-type="float" office:value="0.322299657104359">
                <text:p>0.322299657104359</text:p>
              </table:table-cell>
              <table:table-cell office:value-type="float" office:value="0.890645246720327">
                <text:p>0.890645246720327</text:p>
              </table:table-cell>
              <table:table-cell office:value-type="float" office:value="1.05507063317617">
                <text:p>1.055070633176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6">
                <text:p>196</text:p>
              </table:table-cell>
              <table:table-cell office:value-type="float" office:value="0.298103871212715">
                <text:p>0.298103871212715</text:p>
              </table:table-cell>
              <table:table-cell office:value-type="float" office:value="0.733561188376563">
                <text:p>0.733561188376563</text:p>
              </table:table-cell>
              <table:table-cell office:value-type="float" office:value="1.06883719026291">
                <text:p>1.068837190262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5">
                <text:p>225</text:p>
              </table:table-cell>
              <table:table-cell office:value-type="float" office:value="0.237071428975617">
                <text:p>0.237071428975617</text:p>
              </table:table-cell>
              <table:table-cell office:value-type="float" office:value="0.968843287757066">
                <text:p>0.968843287757066</text:p>
              </table:table-cell>
              <table:table-cell office:value-type="float" office:value="1.05776164468929">
                <text:p>1.057761644689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6">
                <text:p>256</text:p>
              </table:table-cell>
              <table:table-cell office:value-type="float" office:value="0.18871473283238">
                <text:p>0.18871473283238</text:p>
              </table:table-cell>
              <table:table-cell office:value-type="float" office:value="0.903953440760234">
                <text:p>0.903953440760234</text:p>
              </table:table-cell>
              <table:table-cell office:value-type="float" office:value="1.13912615565424">
                <text:p>1.139126155654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9">
                <text:p>289</text:p>
              </table:table-cell>
              <table:table-cell office:value-type="float" office:value="0.174978413299488">
                <text:p>0.174978413299488</text:p>
              </table:table-cell>
              <table:table-cell office:value-type="float" office:value="0.627346488748163">
                <text:p>0.627346488748163</text:p>
              </table:table-cell>
              <table:table-cell office:value-type="float" office:value="1.16137405047216">
                <text:p>1.161374050472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4">
                <text:p>324</text:p>
              </table:table-cell>
              <table:table-cell office:value-type="float" office:value="0.143079123545358">
                <text:p>0.143079123545358</text:p>
              </table:table-cell>
              <table:table-cell office:value-type="float" office:value="0.628669588660925">
                <text:p>0.628669588660925</text:p>
              </table:table-cell>
              <table:table-cell office:value-type="float" office:value="1.15932265624012">
                <text:p>1.159322656240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1">
                <text:p>361</text:p>
              </table:table-cell>
              <table:table-cell office:value-type="float" office:value="0.122605298540059">
                <text:p>0.122605298540059</text:p>
              </table:table-cell>
              <table:table-cell office:value-type="float" office:value="0.543709439030063">
                <text:p>0.543709439030063</text:p>
              </table:table-cell>
              <table:table-cell office:value-type="float" office:value="1.25448875065779">
                <text:p>1.254488750657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">
                <text:p>400</text:p>
              </table:table-cell>
              <table:table-cell office:value-type="float" office:value="0.109646847816339">
                <text:p>0.109646847816339</text:p>
              </table:table-cell>
              <table:table-cell office:value-type="float" office:value="0.574842729684429">
                <text:p>0.574842729684429</text:p>
              </table:table-cell>
              <table:table-cell office:value-type="float" office:value="1.15221568437465">
                <text:p>1.152215684374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1">
                <text:p>441</text:p>
              </table:table-cell>
              <table:table-cell office:value-type="float" office:value="0.101848296010084">
                <text:p>0.101848296010084</text:p>
              </table:table-cell>
              <table:table-cell office:value-type="float" office:value="0.703236548881249">
                <text:p>0.703236548881249</text:p>
              </table:table-cell>
              <table:table-cell office:value-type="float" office:value="1.08070881461595">
                <text:p>1.080708814615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4">
                <text:p>484</text:p>
              </table:table-cell>
              <table:table-cell office:value-type="float" office:value="0.0851690309522191">
                <text:p>0.0851690309522191</text:p>
              </table:table-cell>
              <table:table-cell office:value-type="float" office:value="0.54918079431328">
                <text:p>0.54918079431328</text:p>
              </table:table-cell>
              <table:table-cell office:value-type="float" office:value="1.09486486594225">
                <text:p>1.094864865942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9">
                <text:p>529</text:p>
              </table:table-cell>
              <table:table-cell office:value-type="float" office:value="0.0753024868865384">
                <text:p>0.0753024868865384</text:p>
              </table:table-cell>
              <table:table-cell office:value-type="float" office:value="0.512924099114732">
                <text:p>0.512924099114732</text:p>
              </table:table-cell>
              <table:table-cell office:value-type="float" office:value="1.01699102893207">
                <text:p>1.016991028932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3.2$Windows_X86_64 LibreOffice_project/48a6bac9e7e268aeb4c3483fcf825c94556d9f9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